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Tur" svg:font-family="'Arial Tu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19.99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72.99pt"/>
    </style:style>
    <style:style style:name="co5" style:family="table-column">
      <style:table-column-properties fo:break-before="auto" style:column-width="82.01pt"/>
    </style:style>
    <style:style style:name="co6" style:family="table-column">
      <style:table-column-properties fo:break-before="auto" style:column-width="81.01pt"/>
    </style:style>
    <style:style style:name="co7" style:family="table-column">
      <style:table-column-properties fo:break-before="auto" style:column-width="75pt"/>
    </style:style>
    <style:style style:name="co8" style:family="table-column">
      <style:table-column-properties fo:break-before="auto" style:column-width="69.9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.96pt" fo:break-before="auto" style:use-optimal-row-height="false"/>
    </style:style>
    <style:style style:name="ro2" style:family="table-row">
      <style:table-row-properties style:row-height="56.24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9.5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18.74pt" fo:break-before="auto" style:use-optimal-row-height="false"/>
    </style:style>
    <style:style style:name="ro7" style:family="table-row">
      <style:table-row-properties style:row-height="21pt" fo:break-before="auto" style:use-optimal-row-height="false"/>
    </style:style>
    <style:style style:name="ro8" style:family="table-row">
      <style:table-row-properties style:row-height="17.86pt" fo:break-before="auto" style:use-optimal-row-height="false"/>
    </style:style>
    <style:style style:name="ro9" style:family="table-row">
      <style:table-row-properties style:row-height="19.36pt" fo:break-before="auto" style:use-optimal-row-height="false"/>
    </style:style>
    <style:style style:name="ro10" style:family="table-row">
      <style:table-row-properties style:row-height="13.49pt" fo:break-before="auto" style:use-optimal-row-height="false"/>
    </style:style>
    <style:style style:name="ro11" style:family="table-row">
      <style:table-row-properties style:row-height="19.16pt" fo:break-before="auto" style:use-optimal-row-height="false"/>
    </style:style>
    <style:style style:name="ro12" style:family="table-row">
      <style:table-row-properties style:row-height="12.76pt" fo:break-before="auto" style:use-optimal-row-height="false"/>
    </style:style>
    <style:style style:name="ro13" style:family="table-row">
      <style:table-row-properties style:row-height="16.5pt" fo:break-before="auto" style:use-optimal-row-height="false"/>
    </style:style>
    <style:style style:name="ro14" style:family="table-row">
      <style:table-row-properties style:row-height="24.01pt" fo:break-before="auto" style:use-optimal-row-height="false"/>
    </style:style>
    <style:style style:name="ro15" style:family="table-row">
      <style:table-row-properties style:row-height="12.81pt" fo:break-before="auto" style:use-optimal-row-height="false"/>
    </style:style>
    <style:style style:name="ta1" style:family="table" style:master-page-name="PageStyle_5f_1595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Normal_5f_XII-12A_5f_Ulashaber-12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Normal_5f_XII-12A_5f_Ulashaber-12">
      <style:table-cell-properties style:glyph-orientation-vertical="0" fo:border-bottom="0.74pt solid #212121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1.76pt solid #212121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Normal_20_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padding="2.01pt"/>
    </style:style>
    <style:style style:name="ce7" style:family="table-cell" style:parent-style-name="Normal_5f_XII-12A_5f_Ulashaber-12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Normal_5f_XII-12B_5f_Ulashaber-12">
      <style:table-cell-properties style:glyph-orientation-vertical="0" fo:border-bottom="0.74pt solid #212121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1.76pt solid #212121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Normal_5f_tarihsel_5f_gelisim_5f_yerl_5f_yeri_20__28_1_29_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Normal_5f_XII-12A_5f_Ulashaber-1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Normal_5f_XII-12B_5f_Ulashaber-12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Normal_5f_XII-12A_5f_Ulashaber-1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Normal_5f_XII-12B_5f_Ulashaber-12">
      <style:table-cell-properties style:glyph-orientation-vertical="0" fo:border-bottom="0.74pt solid #212121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Normal_5f_XII-12A_5f_Ulashaber-12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Normal_5f_XII-12A_5f_Ulashaber-12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Normal_5f_XII-12B_5f_Ulashaber-12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Normal_5f_XII-12B_5f_Ulashaber-12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Normal_5f_XII-12A_5f_Ulashaber-12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Normal_5f_XII-12B_5f_Ulashaber-12">
      <style:table-cell-properties style:glyph-orientation-vertical="0" fo:border-bottom="0.74pt solid #212121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Normal_5f_XII-12A_5f_Ulashaber-12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Normal_5f_XII-12B_5f_Ulashaber-12">
      <style:table-cell-properties style:glyph-orientation-vertical="0" fo:border-bottom="0.74pt solid #212121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Normal_5f_XII-12A_5f_Ulashaber-12" style:data-style-name="N1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Normal_5f_XII-12A_5f_Ulashaber-12" style:data-style-name="N127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Normal_5f_XII-12B_5f_Ulashaber-12" style:data-style-name="N127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Normal_5f_XII-12B_5f_Ulashaber-12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Normal_5f_XII-12A_5f_Ulashaber-12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Normal_5f_XII-12A_5f_Ulashaber-1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Normal_5f_XII-12A_5f_Ulashaber-1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Normal_20_104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Normal_20_104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Normal_5f_XII-12A_5f_Ulashaber-1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Normal_20_104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Normal_20_10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Normal_20_10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Normal_20_104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Normal_20_1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Normal_5f_tarihsel_5f_gelisim_5f_yerl_5f_yeri_20__28_1_29_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Normal_20_1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Normal_20_16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Normal_20_1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Normal_20_1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Normal_5f_XII-12A_5f_Ulashaber-12">
      <style:table-cell-properties style:glyph-orientation-vertical="0" fo:border-bottom="1.76pt solid #212121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Normal_20_1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1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Normal_20_1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Normal_20_1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Normal_20_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Normal_20_16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Normal_20_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Normal_20_15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Normal_20_1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Normal_20_13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Normal_20_13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Normal_5f_XII-12A_5f_Ulashaber-12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Normal_20_104" style:data-style-name="N126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Normal_20_104" style:data-style-name="N126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Normal_20_104" style:data-style-name="N126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Normal_20_104" style:data-style-name="N126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Normal_20_104" style:data-style-name="N126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Normal_20_104" style:data-style-name="N126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Normal_5f_tarihsel_5f_gelisim_5f_yerl_5f_yeri_20__28_1_29_" style:data-style-name="N126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Normal_5f_tarihsel_5f_gelisim_5f_yerl_5f_yeri_20__28_1_29_" style:data-style-name="N126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Normal_5f_tarihsel_5f_gelisim_5f_yerl_5f_yeri_20__28_1_29_" style:data-style-name="N126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Normal_5f_tarihsel_5f_gelisim_5f_yerl_5f_yeri_20__28_1_29_" style:data-style-name="N126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Normal_5f_tarihsel_5f_gelisim_5f_yerl_5f_yeri_20__28_1_29_" style:data-style-name="N12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Normal_5f_tarihsel_5f_gelisim_5f_yerl_5f_yeri_20__28_1_29_" style:data-style-name="N126">
      <style:table-cell-properties style:glyph-orientation-vertical="0" fo:border-bottom="1.76pt solid #212121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8" style:family="table-cell" style:parent-style-name="Normal_5f_tarihsel_5f_gelisim_5f_yerl_5f_yeri_20__28_1_29_" style:data-style-name="N126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Normal_5f_tarihsel_5f_gelisim_5f_yerl_5f_yeri_20__28_1_29_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Normal_5f_tarihsel_5f_gelisim_5f_yerl_5f_yeri_20__28_1_29_" style:data-style-name="N126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Normal_5f_tarihsel_5f_gelisim_5f_yerl_5f_yeri_20__28_1_29_" style:data-style-name="N126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Normal_5f_tarihsel_5f_gelisim_5f_yerl_5f_yeri_20__28_1_29_" style:data-style-name="N126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Normal_5f_tarihsel_5f_gelisim_5f_yerl_5f_yeri_20__28_1_29_" style:data-style-name="N126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Normal_5f_XII-12A_5f_Ulashaber-12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Normal_5f_tarihsel_5f_gelisim_5f_yerl_5f_yeri_20__28_1_29_" style:data-style-name="N128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Normal_5f_tarihsel_5f_gelisim_5f_yerl_5f_yeri_20__28_1_29_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Normal_5f_tarihsel_5f_gelisim_5f_yerl_5f_yeri_20__28_1_29_" style:data-style-name="N128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Normal_5f_tarihsel_5f_gelisim_5f_yerl_5f_yeri_20__28_1_29_" style:data-style-name="N128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Normal_5f_XII-12A_5f_Ulashaber-1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Normal_20_104" style:data-style-name="N12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Normal_20_104" style:data-style-name="N12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Normal_5f_tarihsel_5f_gelisim_5f_yerl_5f_yeri_20__28_1_29_" style:data-style-name="N12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Normal_5f_tarihsel_5f_gelisim_5f_yerl_5f_yeri_20__28_1_29_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Normal_5f_tarihsel_5f_gelisim_5f_yerl_5f_yeri_20__28_1_29_" style:data-style-name="N127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text-position="0%" style:font-weight-complex="normal" style:font-weight-asian="normal" style:font-name="Arial" style:font-style-asian="normal" style:font-size-complex="9pt" style:font-size-asian="9pt" style:font-style-complex="normal" fo:text-shadow="none" style:text-outline="false" fo:font-style="normal" style:text-line-through-type="none" style:text-underline-style="none" style:text-underline-color="font-color" fo:font-size="9pt"/>
    </style:style>
    <style:style style:name="T2" style:family="text">
      <style:text-properties style:text-position="0%" style:font-weight-complex="normal" style:font-weight-asian="normal" style:font-style-complex="normal" style:font-style-asian="normal" style:font-size-complex="9pt" style:font-size-asian="9pt" fo:text-shadow="none" style:text-outline="false" fo:font-style="normal" style:text-line-through-type="none" style:text-underline-style="none" style:text-underline-color="font-color" fo:font-size="9pt" style:font-name="Arial"/>
    </style:style>
    <style:style style:name="T3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position="0%" style:font-size-asian="9pt" style:font-size-complex="9pt" style:font-style-asian="normal" style:font-style-complex="normal" style:font-weight-asian="normal" style:font-weight-complex="normal"/>
    </style:style>
    <style:style style:name="T4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1595" table:style-name="ta1" table:print-ranges="'1595'.A1:'1595'.G1036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2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2"/>
        <table:table-column table:style-name="co9" table:number-columns-repeated="249" table:default-cell-style-name="ce12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>
              <text:p>Provincial in-migration, out-migration, net migration, rate of net migration, 2015-2016</text:p>
            </table:table-cell>
            <table:table-cell table:number-columns-repeated="1023"/>
          </table:table-row>
          <table:table-row table:style-name="ro2">
            <table:table-cell table:style-name="ce2" office:value-type="string" calcext:value-type="string">
              <text:p>Period</text:p>
            </table:table-cell>
            <table:table-cell table:style-name="ce8" office:value-type="string" calcext:value-type="string">
              <text:p>Province</text:p>
            </table:table-cell>
            <table:table-cell table:style-name="ce13" office:value-type="string" calcext:value-type="string">
              <text:p>Total population</text:p>
            </table:table-cell>
            <table:table-cell table:style-name="ce19" office:value-type="string" calcext:value-type="string">
              <text:p><text:span text:style-name="T2">In-migration</text:span></text:p>
            </table:table-cell>
            <table:table-cell table:style-name="ce13" office:value-type="string" calcext:value-type="string">
              <text:p>Out-migration</text:p>
            </table:table-cell>
            <table:table-cell table:style-name="ce19" office:value-type="string" calcext:value-type="string">
              <text:p>Net migration</text:p>
            </table:table-cell>
            <table:table-cell table:style-name="ce21" office:value-type="string" calcext:value-type="string">
              <text:p><text:span text:style-name="T3">Rate of net migration</text:span></text:p>
              <text:p><text:span text:style-name="T4">(‰)</text:span></text:p>
            </table:table-cell>
            <table:table-cell table:style-name="ce27" table:number-columns-repeated="1017"/>
          </table:table-row>
        </table:table-header-rows>
        <table:table-row table:style-name="ro1">
          <table:table-cell table:style-name="ce3" office:value-type="string" calcext:value-type="string" table:number-columns-spanned="7" table:number-rows-spanned="1">
            <text:p><text:span text:style-name="T1">Address Based Population Registration System</text:span></text:p>
          </table:table-cell>
          <table:covered-table-cell table:number-columns-repeated="6" table:style-name="ce3"/>
          <table:table-cell table:style-name="ce27" table:number-columns-repeated="1017"/>
        </table:table-row>
        <table:table-row table:style-name="ro1">
          <table:table-cell table:style-name="ce4" office:value-type="string" calcext:value-type="string">
            <text:p>2015-2016</text:p>
          </table:table-cell>
          <table:table-cell table:style-name="ce9" office:value-type="string" calcext:value-type="string">
            <text:p><text:span text:style-name="T2">Total</text:span></text:p>
          </table:table-cell>
          <table:table-cell table:style-name="ce14" office:value-type="float" office:value="79814871" calcext:value-type="float">
            <text:p>79 814 871</text:p>
          </table:table-cell>
          <table:table-cell table:number-columns-repeated="2" table:style-name="ce14" office:value-type="float" office:value="2619403" calcext:value-type="float">
            <text:p>2 619 40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7"/>
          <table:table-cell table:style-name="ce9"/>
          <table:table-cell table:style-name="ce14" table:number-columns-repeated="3"/>
          <table:table-cell table:style-name="ce20"/>
          <table:table-cell table:style-name="ce22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Adana</text:p>
          </table:table-cell>
          <table:table-cell table:style-name="ce15" office:value-type="float" office:value="2201670" calcext:value-type="float">
            <text:p>2 201 670</text:p>
          </table:table-cell>
          <table:table-cell table:style-name="ce15" office:value-type="float" office:value="51466" calcext:value-type="float">
            <text:p><text:s/>51 466</text:p>
          </table:table-cell>
          <table:table-cell table:style-name="ce15" office:value-type="float" office:value="60759" calcext:value-type="float">
            <text:p><text:s/>60 759</text:p>
          </table:table-cell>
          <table:table-cell table:style-name="ce15" office:value-type="float" office:value="-9293" calcext:value-type="float">
            <text:p>- 9 293</text:p>
          </table:table-cell>
          <table:table-cell table:style-name="ce23" office:value-type="float" office:value="-4.21199768936143" calcext:value-type="float">
            <text:p>-4.2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Adıyaman</text:p>
          </table:table-cell>
          <table:table-cell table:style-name="ce15" office:value-type="float" office:value="610484" calcext:value-type="float">
            <text:p><text:s/>610 484</text:p>
          </table:table-cell>
          <table:table-cell table:style-name="ce15" office:value-type="float" office:value="18789" calcext:value-type="float">
            <text:p><text:s/>18 789</text:p>
          </table:table-cell>
          <table:table-cell table:style-name="ce15" office:value-type="float" office:value="21201" calcext:value-type="float">
            <text:p><text:s/>21 201</text:p>
          </table:table-cell>
          <table:table-cell table:style-name="ce15" office:value-type="float" office:value="-2412" calcext:value-type="float">
            <text:p>- 2 412</text:p>
          </table:table-cell>
          <table:table-cell table:style-name="ce23" office:value-type="float" office:value="-3.94317382988115" calcext:value-type="float">
            <text:p>-3.9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Afyonkarahisar</text:p>
          </table:table-cell>
          <table:table-cell table:style-name="ce15" office:value-type="float" office:value="714523" calcext:value-type="float">
            <text:p><text:s/>714 523</text:p>
          </table:table-cell>
          <table:table-cell table:style-name="ce15" office:value-type="float" office:value="22467" calcext:value-type="float">
            <text:p><text:s/>22 467</text:p>
          </table:table-cell>
          <table:table-cell table:style-name="ce15" office:value-type="float" office:value="24400" calcext:value-type="float">
            <text:p><text:s/>24 400</text:p>
          </table:table-cell>
          <table:table-cell table:style-name="ce15" office:value-type="float" office:value="-1933" calcext:value-type="float">
            <text:p>- 1 933</text:p>
          </table:table-cell>
          <table:table-cell table:style-name="ce23" office:value-type="float" office:value="-2.70164691445507" calcext:value-type="float">
            <text:p>-2.7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Ağrı</text:p>
          </table:table-cell>
          <table:table-cell table:style-name="ce15" office:value-type="float" office:value="542255" calcext:value-type="float">
            <text:p><text:s/>542 255</text:p>
          </table:table-cell>
          <table:table-cell table:style-name="ce15" office:value-type="float" office:value="14306" calcext:value-type="float">
            <text:p><text:s/>14 306</text:p>
          </table:table-cell>
          <table:table-cell table:style-name="ce15" office:value-type="float" office:value="30811" calcext:value-type="float">
            <text:p><text:s/>30 811</text:p>
          </table:table-cell>
          <table:table-cell table:style-name="ce15" office:value-type="float" office:value="-16505" calcext:value-type="float">
            <text:p>- 16 505</text:p>
          </table:table-cell>
          <table:table-cell table:style-name="ce23" office:value-type="float" office:value="-29.9814262294337" calcext:value-type="float">
            <text:p>-30.0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Amasya</text:p>
          </table:table-cell>
          <table:table-cell table:style-name="ce15" office:value-type="float" office:value="326351" calcext:value-type="float">
            <text:p><text:s/>326 351</text:p>
          </table:table-cell>
          <table:table-cell table:style-name="ce15" office:value-type="float" office:value="15395" calcext:value-type="float">
            <text:p><text:s/>15 395</text:p>
          </table:table-cell>
          <table:table-cell table:style-name="ce15" office:value-type="float" office:value="13609" calcext:value-type="float">
            <text:p><text:s/>13 609</text:p>
          </table:table-cell>
          <table:table-cell table:style-name="ce15" office:value-type="float" office:value="1786" calcext:value-type="float">
            <text:p><text:s/>1 786</text:p>
          </table:table-cell>
          <table:table-cell table:style-name="ce23" office:value-type="float" office:value="5.48765124839457" calcext:value-type="float">
            <text:p>5.5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Ankara</text:p>
          </table:table-cell>
          <table:table-cell table:style-name="ce15" office:value-type="float" office:value="5346518" calcext:value-type="float">
            <text:p>5 346 518</text:p>
          </table:table-cell>
          <table:table-cell table:style-name="ce15" office:value-type="float" office:value="177166" calcext:value-type="float">
            <text:p><text:s/>177 166</text:p>
          </table:table-cell>
          <table:table-cell table:style-name="ce15" office:value-type="float" office:value="159915" calcext:value-type="float">
            <text:p><text:s/>159 915</text:p>
          </table:table-cell>
          <table:table-cell table:style-name="ce15" office:value-type="float" office:value="17251" calcext:value-type="float">
            <text:p><text:s/>17 251</text:p>
          </table:table-cell>
          <table:table-cell table:style-name="ce23" office:value-type="float" office:value="3.23179981612593" calcext:value-type="float">
            <text:p>3.2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Antalya</text:p>
          </table:table-cell>
          <table:table-cell table:style-name="ce15" office:value-type="float" office:value="2328555" calcext:value-type="float">
            <text:p>2 328 555</text:p>
          </table:table-cell>
          <table:table-cell table:style-name="ce15" office:value-type="float" office:value="79203" calcext:value-type="float">
            <text:p><text:s/>79 203</text:p>
          </table:table-cell>
          <table:table-cell table:style-name="ce15" office:value-type="float" office:value="73119" calcext:value-type="float">
            <text:p><text:s/>73 119</text:p>
          </table:table-cell>
          <table:table-cell table:style-name="ce15" office:value-type="float" office:value="6084" calcext:value-type="float">
            <text:p><text:s/>6 084</text:p>
          </table:table-cell>
          <table:table-cell table:style-name="ce23" office:value-type="float" office:value="2.61619694235207" calcext:value-type="float">
            <text:p>2.6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Artvin</text:p>
          </table:table-cell>
          <table:table-cell table:style-name="ce15" office:value-type="float" office:value="168068" calcext:value-type="float">
            <text:p><text:s/>168 068</text:p>
          </table:table-cell>
          <table:table-cell table:style-name="ce15" office:value-type="float" office:value="8240" calcext:value-type="float">
            <text:p><text:s/>8 240</text:p>
          </table:table-cell>
          <table:table-cell table:style-name="ce15" office:value-type="float" office:value="9283" calcext:value-type="float">
            <text:p><text:s/>9 283</text:p>
          </table:table-cell>
          <table:table-cell table:style-name="ce15" office:value-type="float" office:value="-1043" calcext:value-type="float">
            <text:p>- 1 043</text:p>
          </table:table-cell>
          <table:table-cell table:style-name="ce23" office:value-type="float" office:value="-6.18662490843143" calcext:value-type="float">
            <text:p>-6.2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Aydın</text:p>
          </table:table-cell>
          <table:table-cell table:style-name="ce15" office:value-type="float" office:value="1068260" calcext:value-type="float">
            <text:p>1 068 260</text:p>
          </table:table-cell>
          <table:table-cell table:style-name="ce15" office:value-type="float" office:value="40363" calcext:value-type="float">
            <text:p><text:s/>40 363</text:p>
          </table:table-cell>
          <table:table-cell table:style-name="ce15" office:value-type="float" office:value="33119" calcext:value-type="float">
            <text:p><text:s/>33 119</text:p>
          </table:table-cell>
          <table:table-cell table:style-name="ce15" office:value-type="float" office:value="7244" calcext:value-type="float">
            <text:p><text:s/>7 244</text:p>
          </table:table-cell>
          <table:table-cell table:style-name="ce23" office:value-type="float" office:value="6.80419072022603" calcext:value-type="float">
            <text:p>6.8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Balıkesir</text:p>
          </table:table-cell>
          <table:table-cell table:style-name="ce15" office:value-type="float" office:value="1196176" calcext:value-type="float">
            <text:p>1 196 176</text:p>
          </table:table-cell>
          <table:table-cell table:style-name="ce15" office:value-type="float" office:value="43475" calcext:value-type="float">
            <text:p><text:s/>43 475</text:p>
          </table:table-cell>
          <table:table-cell table:style-name="ce15" office:value-type="float" office:value="38566" calcext:value-type="float">
            <text:p><text:s/>38 566</text:p>
          </table:table-cell>
          <table:table-cell table:style-name="ce15" office:value-type="float" office:value="4909" calcext:value-type="float">
            <text:p><text:s/>4 909</text:p>
          </table:table-cell>
          <table:table-cell table:style-name="ce23" office:value-type="float" office:value="4.11234948855323" calcext:value-type="float">
            <text:p>4.1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Bilecik</text:p>
          </table:table-cell>
          <table:table-cell table:style-name="ce15" office:value-type="float" office:value="218297" calcext:value-type="float">
            <text:p><text:s/>218 297</text:p>
          </table:table-cell>
          <table:table-cell table:style-name="ce15" office:value-type="float" office:value="11031" calcext:value-type="float">
            <text:p><text:s/>11 031</text:p>
          </table:table-cell>
          <table:table-cell table:style-name="ce15" office:value-type="float" office:value="9911" calcext:value-type="float">
            <text:p><text:s/>9 911</text:p>
          </table:table-cell>
          <table:table-cell table:style-name="ce15" office:value-type="float" office:value="1120" calcext:value-type="float">
            <text:p><text:s/>1 120</text:p>
          </table:table-cell>
          <table:table-cell table:style-name="ce23" office:value-type="float" office:value="5.14382029696377" calcext:value-type="float">
            <text:p>5.1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Bingöl</text:p>
          </table:table-cell>
          <table:table-cell table:style-name="ce15" office:value-type="float" office:value="269560" calcext:value-type="float">
            <text:p><text:s/>269 560</text:p>
          </table:table-cell>
          <table:table-cell table:style-name="ce15" office:value-type="float" office:value="10304" calcext:value-type="float">
            <text:p><text:s/>10 304</text:p>
          </table:table-cell>
          <table:table-cell table:style-name="ce15" office:value-type="float" office:value="11205" calcext:value-type="float">
            <text:p><text:s/>11 205</text:p>
          </table:table-cell>
          <table:table-cell table:style-name="ce15" office:value-type="float" office:value="-901" calcext:value-type="float">
            <text:p>- <text:s/>901</text:p>
          </table:table-cell>
          <table:table-cell table:style-name="ce23" office:value-type="float" office:value="-3.33690726842104" calcext:value-type="float">
            <text:p>-3.3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Bitlis</text:p>
          </table:table-cell>
          <table:table-cell table:style-name="ce15" office:value-type="float" office:value="341225" calcext:value-type="float">
            <text:p><text:s/>341 225</text:p>
          </table:table-cell>
          <table:table-cell table:style-name="ce15" office:value-type="float" office:value="12571" calcext:value-type="float">
            <text:p><text:s/>12 571</text:p>
          </table:table-cell>
          <table:table-cell table:style-name="ce15" office:value-type="float" office:value="18074" calcext:value-type="float">
            <text:p><text:s/>18 074</text:p>
          </table:table-cell>
          <table:table-cell table:style-name="ce15" office:value-type="float" office:value="-5503" calcext:value-type="float">
            <text:p>- 5 503</text:p>
          </table:table-cell>
          <table:table-cell table:style-name="ce23" office:value-type="float" office:value="-15.9981859225848" calcext:value-type="float">
            <text:p>-16.0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Bolu</text:p>
          </table:table-cell>
          <table:table-cell table:style-name="ce15" office:value-type="float" office:value="299896" calcext:value-type="float">
            <text:p><text:s/>299 896</text:p>
          </table:table-cell>
          <table:table-cell table:style-name="ce15" office:value-type="float" office:value="18528" calcext:value-type="float">
            <text:p><text:s/>18 528</text:p>
          </table:table-cell>
          <table:table-cell table:style-name="ce15" office:value-type="float" office:value="11762" calcext:value-type="float">
            <text:p><text:s/>11 762</text:p>
          </table:table-cell>
          <table:table-cell table:style-name="ce15" office:value-type="float" office:value="6766" calcext:value-type="float">
            <text:p><text:s/>6 766</text:p>
          </table:table-cell>
          <table:table-cell table:style-name="ce23" office:value-type="float" office:value="22.8185610748938" calcext:value-type="float">
            <text:p>22.8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Burdur</text:p>
          </table:table-cell>
          <table:table-cell table:style-name="ce15" office:value-type="float" office:value="261401" calcext:value-type="float">
            <text:p><text:s/>261 401</text:p>
          </table:table-cell>
          <table:table-cell table:style-name="ce15" office:value-type="float" office:value="12337" calcext:value-type="float">
            <text:p><text:s/>12 337</text:p>
          </table:table-cell>
          <table:table-cell table:style-name="ce15" office:value-type="float" office:value="11059" calcext:value-type="float">
            <text:p><text:s/>11 059</text:p>
          </table:table-cell>
          <table:table-cell table:style-name="ce15" office:value-type="float" office:value="1278" calcext:value-type="float">
            <text:p><text:s/>1 278</text:p>
          </table:table-cell>
          <table:table-cell table:style-name="ce23" office:value-type="float" office:value="4.90102085426558" calcext:value-type="float">
            <text:p>4.9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Bursa</text:p>
          </table:table-cell>
          <table:table-cell table:style-name="ce15" office:value-type="float" office:value="2901396" calcext:value-type="float">
            <text:p>2 901 396</text:p>
          </table:table-cell>
          <table:table-cell table:style-name="ce15" office:value-type="float" office:value="84458" calcext:value-type="float">
            <text:p><text:s/>84 458</text:p>
          </table:table-cell>
          <table:table-cell table:style-name="ce15" office:value-type="float" office:value="63812" calcext:value-type="float">
            <text:p><text:s/>63 812</text:p>
          </table:table-cell>
          <table:table-cell table:style-name="ce15" office:value-type="float" office:value="20646" calcext:value-type="float">
            <text:p><text:s/>20 646</text:p>
          </table:table-cell>
          <table:table-cell table:style-name="ce23" office:value-type="float" office:value="7.14129321535637" calcext:value-type="float">
            <text:p>7.1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Çanakkale</text:p>
          </table:table-cell>
          <table:table-cell table:style-name="ce15" office:value-type="float" office:value="519793" calcext:value-type="float">
            <text:p><text:s/>519 793</text:p>
          </table:table-cell>
          <table:table-cell table:style-name="ce15" office:value-type="float" office:value="25116" calcext:value-type="float">
            <text:p><text:s/>25 116</text:p>
          </table:table-cell>
          <table:table-cell table:style-name="ce15" office:value-type="float" office:value="20024" calcext:value-type="float">
            <text:p><text:s/>20 024</text:p>
          </table:table-cell>
          <table:table-cell table:style-name="ce15" office:value-type="float" office:value="5092" calcext:value-type="float">
            <text:p><text:s/>5 092</text:p>
          </table:table-cell>
          <table:table-cell table:style-name="ce23" office:value-type="float" office:value="9.84442635723359" calcext:value-type="float">
            <text:p>9.8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Çankırı</text:p>
          </table:table-cell>
          <table:table-cell table:style-name="ce15" office:value-type="float" office:value="183880" calcext:value-type="float">
            <text:p><text:s/>183 880</text:p>
          </table:table-cell>
          <table:table-cell table:style-name="ce15" office:value-type="float" office:value="13371" calcext:value-type="float">
            <text:p><text:s/>13 371</text:p>
          </table:table-cell>
          <table:table-cell table:style-name="ce15" office:value-type="float" office:value="13088" calcext:value-type="float">
            <text:p><text:s/>13 088</text:p>
          </table:table-cell>
          <table:table-cell table:style-name="ce15" office:value-type="float" office:value="283" calcext:value-type="float">
            <text:p><text:s text:c="2"/>283</text:p>
          </table:table-cell>
          <table:table-cell table:style-name="ce23" office:value-type="float" office:value="1.54023244992204" calcext:value-type="float">
            <text:p>1.5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Çorum</text:p>
          </table:table-cell>
          <table:table-cell table:style-name="ce15" office:value-type="float" office:value="527863" calcext:value-type="float">
            <text:p><text:s/>527 863</text:p>
          </table:table-cell>
          <table:table-cell table:style-name="ce15" office:value-type="float" office:value="16688" calcext:value-type="float">
            <text:p><text:s/>16 688</text:p>
          </table:table-cell>
          <table:table-cell table:style-name="ce15" office:value-type="float" office:value="20420" calcext:value-type="float">
            <text:p><text:s/>20 420</text:p>
          </table:table-cell>
          <table:table-cell table:style-name="ce15" office:value-type="float" office:value="-3732" calcext:value-type="float">
            <text:p>- 3 732</text:p>
          </table:table-cell>
          <table:table-cell table:style-name="ce23" office:value-type="float" office:value="-7.0451117458172" calcext:value-type="float">
            <text:p>-7.0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Denizli</text:p>
          </table:table-cell>
          <table:table-cell table:style-name="ce15" office:value-type="float" office:value="1005687" calcext:value-type="float">
            <text:p>1 005 687</text:p>
          </table:table-cell>
          <table:table-cell table:style-name="ce15" office:value-type="float" office:value="28170" calcext:value-type="float">
            <text:p><text:s/>28 170</text:p>
          </table:table-cell>
          <table:table-cell table:style-name="ce15" office:value-type="float" office:value="24794" calcext:value-type="float">
            <text:p><text:s/>24 794</text:p>
          </table:table-cell>
          <table:table-cell table:style-name="ce15" office:value-type="float" office:value="3376" calcext:value-type="float">
            <text:p><text:s/>3 376</text:p>
          </table:table-cell>
          <table:table-cell table:style-name="ce23" office:value-type="float" office:value="3.36255314995334" calcext:value-type="float">
            <text:p>3.4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Diyarbakır</text:p>
          </table:table-cell>
          <table:table-cell table:style-name="ce15" office:value-type="float" office:value="1673119" calcext:value-type="float">
            <text:p>1 673 119</text:p>
          </table:table-cell>
          <table:table-cell table:style-name="ce15" office:value-type="float" office:value="39177" calcext:value-type="float">
            <text:p><text:s/>39 177</text:p>
          </table:table-cell>
          <table:table-cell table:style-name="ce15" office:value-type="float" office:value="55604" calcext:value-type="float">
            <text:p><text:s/>55 604</text:p>
          </table:table-cell>
          <table:table-cell table:style-name="ce15" office:value-type="float" office:value="-16427" calcext:value-type="float">
            <text:p>- 16 427</text:p>
          </table:table-cell>
          <table:table-cell table:style-name="ce23" office:value-type="float" office:value="-9.77022688849469" calcext:value-type="float">
            <text:p>-9.8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Edirne</text:p>
          </table:table-cell>
          <table:table-cell table:style-name="ce15" office:value-type="float" office:value="401701" calcext:value-type="float">
            <text:p><text:s/>401 701</text:p>
          </table:table-cell>
          <table:table-cell table:style-name="ce15" office:value-type="float" office:value="16623" calcext:value-type="float">
            <text:p><text:s/>16 623</text:p>
          </table:table-cell>
          <table:table-cell table:style-name="ce15" office:value-type="float" office:value="17190" calcext:value-type="float">
            <text:p><text:s/>17 190</text:p>
          </table:table-cell>
          <table:table-cell table:style-name="ce15" office:value-type="float" office:value="-567" calcext:value-type="float">
            <text:p>- <text:s/>567</text:p>
          </table:table-cell>
          <table:table-cell table:style-name="ce23" office:value-type="float" office:value="-1.41050214622703" calcext:value-type="float">
            <text:p>-1.4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Elazığ</text:p>
          </table:table-cell>
          <table:table-cell table:style-name="ce15" office:value-type="float" office:value="578789" calcext:value-type="float">
            <text:p><text:s/>578 789</text:p>
          </table:table-cell>
          <table:table-cell table:style-name="ce15" office:value-type="float" office:value="18990" calcext:value-type="float">
            <text:p><text:s/>18 990</text:p>
          </table:table-cell>
          <table:table-cell table:style-name="ce15" office:value-type="float" office:value="20519" calcext:value-type="float">
            <text:p><text:s/>20 519</text:p>
          </table:table-cell>
          <table:table-cell table:style-name="ce15" office:value-type="float" office:value="-1529" calcext:value-type="float">
            <text:p>- 1 529</text:p>
          </table:table-cell>
          <table:table-cell table:style-name="ce23" office:value-type="float" office:value="-2.63823788485446" calcext:value-type="float">
            <text:p>-2.6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Erzincan</text:p>
          </table:table-cell>
          <table:table-cell table:style-name="ce15" office:value-type="float" office:value="226032" calcext:value-type="float">
            <text:p><text:s/>226 032</text:p>
          </table:table-cell>
          <table:table-cell table:style-name="ce15" office:value-type="float" office:value="12666" calcext:value-type="float">
            <text:p><text:s/>12 666</text:p>
          </table:table-cell>
          <table:table-cell table:style-name="ce15" office:value-type="float" office:value="12748" calcext:value-type="float">
            <text:p><text:s/>12 748</text:p>
          </table:table-cell>
          <table:table-cell table:style-name="ce15" office:value-type="float" office:value="-82" calcext:value-type="float">
            <text:p>- <text:s/>82</text:p>
          </table:table-cell>
          <table:table-cell table:style-name="ce23" office:value-type="float" office:value="-0.362714698349648" calcext:value-type="float">
            <text:p>-0.4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Erzurum</text:p>
          </table:table-cell>
          <table:table-cell table:style-name="ce15" office:value-type="float" office:value="762021" calcext:value-type="float">
            <text:p><text:s/>762 021</text:p>
          </table:table-cell>
          <table:table-cell table:style-name="ce15" office:value-type="float" office:value="26957" calcext:value-type="float">
            <text:p><text:s/>26 957</text:p>
          </table:table-cell>
          <table:table-cell table:style-name="ce15" office:value-type="float" office:value="36340" calcext:value-type="float">
            <text:p><text:s/>36 340</text:p>
          </table:table-cell>
          <table:table-cell table:style-name="ce15" office:value-type="float" office:value="-9383" calcext:value-type="float">
            <text:p>- 9 383</text:p>
          </table:table-cell>
          <table:table-cell table:style-name="ce23" office:value-type="float" office:value="-12.2379640347588" calcext:value-type="float">
            <text:p>-12.2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Eskişehir</text:p>
          </table:table-cell>
          <table:table-cell table:style-name="ce15" office:value-type="float" office:value="844842" calcext:value-type="float">
            <text:p><text:s/>844 842</text:p>
          </table:table-cell>
          <table:table-cell table:style-name="ce15" office:value-type="float" office:value="36687" calcext:value-type="float">
            <text:p><text:s/>36 687</text:p>
          </table:table-cell>
          <table:table-cell table:style-name="ce15" office:value-type="float" office:value="25785" calcext:value-type="float">
            <text:p><text:s/>25 785</text:p>
          </table:table-cell>
          <table:table-cell table:style-name="ce15" office:value-type="float" office:value="10902" calcext:value-type="float">
            <text:p><text:s/>10 902</text:p>
          </table:table-cell>
          <table:table-cell table:style-name="ce23" office:value-type="float" office:value="12.9879877196682" calcext:value-type="float">
            <text:p>13.0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Gaziantep</text:p>
          </table:table-cell>
          <table:table-cell table:style-name="ce15" office:value-type="float" office:value="1974244" calcext:value-type="float">
            <text:p>1 974 244</text:p>
          </table:table-cell>
          <table:table-cell table:style-name="ce15" office:value-type="float" office:value="45726" calcext:value-type="float">
            <text:p><text:s/>45 726</text:p>
          </table:table-cell>
          <table:table-cell table:style-name="ce15" office:value-type="float" office:value="50003" calcext:value-type="float">
            <text:p><text:s/>50 003</text:p>
          </table:table-cell>
          <table:table-cell table:style-name="ce15" office:value-type="float" office:value="-4277" calcext:value-type="float">
            <text:p>- 4 277</text:p>
          </table:table-cell>
          <table:table-cell table:style-name="ce23" office:value-type="float" office:value="-2.16405478190583" calcext:value-type="float">
            <text:p>-2.2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0" office:value-type="string" calcext:value-type="string">
            <text:p>Giresun</text:p>
          </table:table-cell>
          <table:table-cell table:style-name="ce15" office:value-type="float" office:value="444467" calcext:value-type="float">
            <text:p><text:s/>444 467</text:p>
          </table:table-cell>
          <table:table-cell table:style-name="ce15" office:value-type="float" office:value="35376" calcext:value-type="float">
            <text:p><text:s/>35 376</text:p>
          </table:table-cell>
          <table:table-cell table:style-name="ce15" office:value-type="float" office:value="20284" calcext:value-type="float">
            <text:p><text:s/>20 284</text:p>
          </table:table-cell>
          <table:table-cell table:style-name="ce15" office:value-type="float" office:value="15092" calcext:value-type="float">
            <text:p><text:s/>15 092</text:p>
          </table:table-cell>
          <table:table-cell table:style-name="ce23" office:value-type="float" office:value="34.5417134905395" calcext:value-type="float">
            <text:p>34.5</text:p>
          </table:table-cell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Gümüşhane</text:p>
          </table:table-cell>
          <table:table-cell table:style-name="ce16" office:value-type="float" office:value="172034" calcext:value-type="float">
            <text:p><text:s/>172 034</text:p>
          </table:table-cell>
          <table:table-cell table:style-name="ce16" office:value-type="float" office:value="26681" calcext:value-type="float">
            <text:p><text:s/>26 681</text:p>
          </table:table-cell>
          <table:table-cell table:style-name="ce15" office:value-type="float" office:value="18343" calcext:value-type="float">
            <text:p><text:s/>18 343</text:p>
          </table:table-cell>
          <table:table-cell table:style-name="ce15" office:value-type="float" office:value="8338" calcext:value-type="float">
            <text:p><text:s/>8 338</text:p>
          </table:table-cell>
          <table:table-cell table:style-name="ce24" office:value-type="float" office:value="49.6708664700801" calcext:value-type="float">
            <text:p>49.7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Hakkari</text:p>
          </table:table-cell>
          <table:table-cell table:style-name="ce16" office:value-type="float" office:value="267813" calcext:value-type="float">
            <text:p><text:s/>267 813</text:p>
          </table:table-cell>
          <table:table-cell table:style-name="ce16" office:value-type="float" office:value="5945" calcext:value-type="float">
            <text:p><text:s/>5 945</text:p>
          </table:table-cell>
          <table:table-cell table:style-name="ce15" office:value-type="float" office:value="16067" calcext:value-type="float">
            <text:p><text:s/>16 067</text:p>
          </table:table-cell>
          <table:table-cell table:style-name="ce15" office:value-type="float" office:value="-10122" calcext:value-type="float">
            <text:p>- 10 122</text:p>
          </table:table-cell>
          <table:table-cell table:style-name="ce24" office:value-type="float" office:value="-37.0940434046483" calcext:value-type="float">
            <text:p>-37.1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Hatay</text:p>
          </table:table-cell>
          <table:table-cell table:style-name="ce16" office:value-type="float" office:value="1555165" calcext:value-type="float">
            <text:p>1 555 165</text:p>
          </table:table-cell>
          <table:table-cell table:style-name="ce16" office:value-type="float" office:value="34195" calcext:value-type="float">
            <text:p><text:s/>34 195</text:p>
          </table:table-cell>
          <table:table-cell table:style-name="ce15" office:value-type="float" office:value="37627" calcext:value-type="float">
            <text:p><text:s/>37 627</text:p>
          </table:table-cell>
          <table:table-cell table:style-name="ce15" office:value-type="float" office:value="-3432" calcext:value-type="float">
            <text:p>- 3 432</text:p>
          </table:table-cell>
          <table:table-cell table:style-name="ce25" office:value-type="float" office:value="-2.20440740172178" calcext:value-type="float">
            <text:p>-2.2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Isparta</text:p>
          </table:table-cell>
          <table:table-cell table:style-name="ce16" office:value-type="float" office:value="427324" calcext:value-type="float">
            <text:p><text:s/>427 324</text:p>
          </table:table-cell>
          <table:table-cell table:style-name="ce16" office:value-type="float" office:value="19899" calcext:value-type="float">
            <text:p><text:s/>19 899</text:p>
          </table:table-cell>
          <table:table-cell table:style-name="ce15" office:value-type="float" office:value="17240" calcext:value-type="float">
            <text:p><text:s/>17 240</text:p>
          </table:table-cell>
          <table:table-cell table:style-name="ce15" office:value-type="float" office:value="2659" calcext:value-type="float">
            <text:p><text:s/>2 659</text:p>
          </table:table-cell>
          <table:table-cell table:style-name="ce25" office:value-type="float" office:value="6.24186462501277" calcext:value-type="float">
            <text:p>6.2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Mersin</text:p>
          </table:table-cell>
          <table:table-cell table:style-name="ce16" office:value-type="float" office:value="1773852" calcext:value-type="float">
            <text:p>1 773 852</text:p>
          </table:table-cell>
          <table:table-cell table:style-name="ce16" office:value-type="float" office:value="54962" calcext:value-type="float">
            <text:p><text:s/>54 962</text:p>
          </table:table-cell>
          <table:table-cell table:style-name="ce15" office:value-type="float" office:value="52763" calcext:value-type="float">
            <text:p><text:s/>52 763</text:p>
          </table:table-cell>
          <table:table-cell table:style-name="ce15" office:value-type="float" office:value="2199" calcext:value-type="float">
            <text:p><text:s/>2 199</text:p>
          </table:table-cell>
          <table:table-cell table:style-name="ce24" office:value-type="float" office:value="1.24044388599085" calcext:value-type="float">
            <text:p>1.2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İstanbul</text:p>
          </table:table-cell>
          <table:table-cell table:style-name="ce16" office:value-type="float" office:value="14804116" calcext:value-type="float">
            <text:p>14 804 116</text:p>
          </table:table-cell>
          <table:table-cell table:style-name="ce16" office:value-type="float" office:value="369582" calcext:value-type="float">
            <text:p><text:s/>369 582</text:p>
          </table:table-cell>
          <table:table-cell table:style-name="ce15" office:value-type="float" office:value="440889" calcext:value-type="float">
            <text:p><text:s/>440 889</text:p>
          </table:table-cell>
          <table:table-cell table:style-name="ce15" office:value-type="float" office:value="-71307" calcext:value-type="float">
            <text:p>- 71 307</text:p>
          </table:table-cell>
          <table:table-cell table:style-name="ce25" office:value-type="float" office:value="-4.80512854327016" calcext:value-type="float">
            <text:p>-4.8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İzmir</text:p>
          </table:table-cell>
          <table:table-cell table:style-name="ce16" office:value-type="float" office:value="4223545" calcext:value-type="float">
            <text:p>4 223 545</text:p>
          </table:table-cell>
          <table:table-cell table:style-name="ce16" office:value-type="float" office:value="122668" calcext:value-type="float">
            <text:p><text:s/>122 668</text:p>
          </table:table-cell>
          <table:table-cell table:style-name="ce15" office:value-type="float" office:value="98902" calcext:value-type="float">
            <text:p><text:s/>98 902</text:p>
          </table:table-cell>
          <table:table-cell table:style-name="ce15" office:value-type="float" office:value="23766" calcext:value-type="float">
            <text:p><text:s/>23 766</text:p>
          </table:table-cell>
          <table:table-cell table:style-name="ce24" office:value-type="float" office:value="5.64290296799696" calcext:value-type="float">
            <text:p>5.6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Kars</text:p>
          </table:table-cell>
          <table:table-cell table:style-name="ce16" office:value-type="float" office:value="289786" calcext:value-type="float">
            <text:p><text:s/>289 786</text:p>
          </table:table-cell>
          <table:table-cell table:style-name="ce16" office:value-type="float" office:value="10209" calcext:value-type="float">
            <text:p><text:s/>10 209</text:p>
          </table:table-cell>
          <table:table-cell table:style-name="ce15" office:value-type="float" office:value="16590" calcext:value-type="float">
            <text:p><text:s/>16 590</text:p>
          </table:table-cell>
          <table:table-cell table:style-name="ce15" office:value-type="float" office:value="-6381" calcext:value-type="float">
            <text:p>- 6 381</text:p>
          </table:table-cell>
          <table:table-cell table:style-name="ce24" office:value-type="float" office:value="-21.7799038489435" calcext:value-type="float">
            <text:p>-21.8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Kastamonu</text:p>
          </table:table-cell>
          <table:table-cell table:style-name="ce16" office:value-type="float" office:value="376945" calcext:value-type="float">
            <text:p><text:s/>376 945</text:p>
          </table:table-cell>
          <table:table-cell table:style-name="ce16" office:value-type="float" office:value="20577" calcext:value-type="float">
            <text:p><text:s/>20 577</text:p>
          </table:table-cell>
          <table:table-cell table:style-name="ce15" office:value-type="float" office:value="18898" calcext:value-type="float">
            <text:p><text:s/>18 898</text:p>
          </table:table-cell>
          <table:table-cell table:style-name="ce15" office:value-type="float" office:value="1679" calcext:value-type="float">
            <text:p><text:s/>1 679</text:p>
          </table:table-cell>
          <table:table-cell table:style-name="ce24" office:value-type="float" office:value="4.46417295147239" calcext:value-type="float">
            <text:p>4.5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Kayseri</text:p>
          </table:table-cell>
          <table:table-cell table:style-name="ce16" office:value-type="float" office:value="1358980" calcext:value-type="float">
            <text:p>1 358 980</text:p>
          </table:table-cell>
          <table:table-cell table:style-name="ce16" office:value-type="float" office:value="35573" calcext:value-type="float">
            <text:p><text:s/>35 573</text:p>
          </table:table-cell>
          <table:table-cell table:style-name="ce15" office:value-type="float" office:value="35540" calcext:value-type="float">
            <text:p><text:s/>35 540</text:p>
          </table:table-cell>
          <table:table-cell table:style-name="ce15" office:value-type="float" office:value="33" calcext:value-type="float">
            <text:p><text:s text:c="2"/>33</text:p>
          </table:table-cell>
          <table:table-cell table:style-name="ce24" office:value-type="float" office:value="0.0242832129045409" calcext:value-type="float">
            <text:p>0.0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Kırklareli</text:p>
          </table:table-cell>
          <table:table-cell table:style-name="ce16" office:value-type="float" office:value="351684" calcext:value-type="float">
            <text:p><text:s/>351 684</text:p>
          </table:table-cell>
          <table:table-cell table:style-name="ce16" office:value-type="float" office:value="16882" calcext:value-type="float">
            <text:p><text:s/>16 882</text:p>
          </table:table-cell>
          <table:table-cell table:style-name="ce15" office:value-type="float" office:value="13175" calcext:value-type="float">
            <text:p><text:s/>13 175</text:p>
          </table:table-cell>
          <table:table-cell table:style-name="ce15" office:value-type="float" office:value="3707" calcext:value-type="float">
            <text:p><text:s/>3 707</text:p>
          </table:table-cell>
          <table:table-cell table:style-name="ce24" office:value-type="float" office:value="10.596560334219" calcext:value-type="float">
            <text:p>10.6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Kırşehir</text:p>
          </table:table-cell>
          <table:table-cell table:style-name="ce16" office:value-type="float" office:value="229975" calcext:value-type="float">
            <text:p><text:s/>229 975</text:p>
          </table:table-cell>
          <table:table-cell table:style-name="ce16" office:value-type="float" office:value="12188" calcext:value-type="float">
            <text:p><text:s/>12 188</text:p>
          </table:table-cell>
          <table:table-cell table:style-name="ce15" office:value-type="float" office:value="11362" calcext:value-type="float">
            <text:p><text:s/>11 362</text:p>
          </table:table-cell>
          <table:table-cell table:style-name="ce15" office:value-type="float" office:value="826" calcext:value-type="float">
            <text:p><text:s text:c="2"/>826</text:p>
          </table:table-cell>
          <table:table-cell table:style-name="ce25" office:value-type="float" office:value="3.59815648931443" calcext:value-type="float">
            <text:p>3.6</text:p>
          </table:table-cell>
          <table:table-cell table:style-name="ce27"/>
          <table:table-cell table:style-name="ce31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Kocaeli</text:p>
          </table:table-cell>
          <table:table-cell table:style-name="ce16" office:value-type="float" office:value="1830772" calcext:value-type="float">
            <text:p>1 830 772</text:p>
          </table:table-cell>
          <table:table-cell table:style-name="ce16" office:value-type="float" office:value="85602" calcext:value-type="float">
            <text:p><text:s/>85 602</text:p>
          </table:table-cell>
          <table:table-cell table:style-name="ce15" office:value-type="float" office:value="60479" calcext:value-type="float">
            <text:p><text:s/>60 479</text:p>
          </table:table-cell>
          <table:table-cell table:style-name="ce15" office:value-type="float" office:value="25123" calcext:value-type="float">
            <text:p><text:s/>25 123</text:p>
          </table:table-cell>
          <table:table-cell table:style-name="ce24" office:value-type="float" office:value="13.8174320300097" calcext:value-type="float">
            <text:p>13.8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Konya</text:p>
          </table:table-cell>
          <table:table-cell table:style-name="ce16" office:value-type="float" office:value="2161303" calcext:value-type="float">
            <text:p>2 161 303</text:p>
          </table:table-cell>
          <table:table-cell table:style-name="ce16" office:value-type="float" office:value="56500" calcext:value-type="float">
            <text:p><text:s/>56 500</text:p>
          </table:table-cell>
          <table:table-cell table:style-name="ce15" office:value-type="float" office:value="54712" calcext:value-type="float">
            <text:p><text:s/>54 712</text:p>
          </table:table-cell>
          <table:table-cell table:style-name="ce15" office:value-type="float" office:value="1788" calcext:value-type="float">
            <text:p><text:s/>1 788</text:p>
          </table:table-cell>
          <table:table-cell table:style-name="ce24" office:value-type="float" office:value="0.827621066196262" calcext:value-type="float">
            <text:p>0.8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Kütahya</text:p>
          </table:table-cell>
          <table:table-cell table:style-name="ce16" office:value-type="float" office:value="573642" calcext:value-type="float">
            <text:p><text:s/>573 642</text:p>
          </table:table-cell>
          <table:table-cell table:style-name="ce16" office:value-type="float" office:value="18382" calcext:value-type="float">
            <text:p><text:s/>18 382</text:p>
          </table:table-cell>
          <table:table-cell table:style-name="ce15" office:value-type="float" office:value="20691" calcext:value-type="float">
            <text:p><text:s/>20 691</text:p>
          </table:table-cell>
          <table:table-cell table:style-name="ce15" office:value-type="float" office:value="-2309" calcext:value-type="float">
            <text:p>- 2 309</text:p>
          </table:table-cell>
          <table:table-cell table:style-name="ce24" office:value-type="float" office:value="-4.01707386875181" calcext:value-type="float">
            <text:p>-4.0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Malatya</text:p>
          </table:table-cell>
          <table:table-cell table:style-name="ce16" office:value-type="float" office:value="781305" calcext:value-type="float">
            <text:p><text:s/>781 305</text:p>
          </table:table-cell>
          <table:table-cell table:style-name="ce16" office:value-type="float" office:value="27777" calcext:value-type="float">
            <text:p><text:s/>27 777</text:p>
          </table:table-cell>
          <table:table-cell table:style-name="ce15" office:value-type="float" office:value="27613" calcext:value-type="float">
            <text:p><text:s/>27 613</text:p>
          </table:table-cell>
          <table:table-cell table:style-name="ce15" office:value-type="float" office:value="164" calcext:value-type="float">
            <text:p><text:s text:c="2"/>164</text:p>
          </table:table-cell>
          <table:table-cell table:style-name="ce24" office:value-type="float" office:value="0.209927255085936" calcext:value-type="float">
            <text:p>0.2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Manisa</text:p>
          </table:table-cell>
          <table:table-cell table:style-name="ce16" office:value-type="float" office:value="1396945" calcext:value-type="float">
            <text:p>1 396 945</text:p>
          </table:table-cell>
          <table:table-cell table:style-name="ce16" office:value-type="float" office:value="39999" calcext:value-type="float">
            <text:p><text:s/>39 999</text:p>
          </table:table-cell>
          <table:table-cell table:style-name="ce15" office:value-type="float" office:value="35685" calcext:value-type="float">
            <text:p><text:s/>35 685</text:p>
          </table:table-cell>
          <table:table-cell table:style-name="ce15" office:value-type="float" office:value="4314" calcext:value-type="float">
            <text:p><text:s/>4 314</text:p>
          </table:table-cell>
          <table:table-cell table:style-name="ce24" office:value-type="float" office:value="3.09294315695288" calcext:value-type="float">
            <text:p>3.1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Kahramanmaraş</text:p>
          </table:table-cell>
          <table:table-cell table:style-name="ce16" office:value-type="float" office:value="1112634" calcext:value-type="float">
            <text:p>1 112 634</text:p>
          </table:table-cell>
          <table:table-cell table:style-name="ce16" office:value-type="float" office:value="27307" calcext:value-type="float">
            <text:p><text:s/>27 307</text:p>
          </table:table-cell>
          <table:table-cell table:style-name="ce15" office:value-type="float" office:value="28971" calcext:value-type="float">
            <text:p><text:s/>28 971</text:p>
          </table:table-cell>
          <table:table-cell table:style-name="ce15" office:value-type="float" office:value="-1664" calcext:value-type="float">
            <text:p>- 1 664</text:p>
          </table:table-cell>
          <table:table-cell table:style-name="ce24" office:value-type="float" office:value="-1.49443269933703" calcext:value-type="float">
            <text:p>-1.5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Mardin</text:p>
          </table:table-cell>
          <table:table-cell table:style-name="ce16" office:value-type="float" office:value="796237" calcext:value-type="float">
            <text:p><text:s/>796 237</text:p>
          </table:table-cell>
          <table:table-cell table:style-name="ce16" office:value-type="float" office:value="21439" calcext:value-type="float">
            <text:p><text:s/>21 439</text:p>
          </table:table-cell>
          <table:table-cell table:style-name="ce15" office:value-type="float" office:value="38823" calcext:value-type="float">
            <text:p><text:s/>38 823</text:p>
          </table:table-cell>
          <table:table-cell table:style-name="ce15" office:value-type="float" office:value="-17384" calcext:value-type="float">
            <text:p>- 17 384</text:p>
          </table:table-cell>
          <table:table-cell table:style-name="ce24" office:value-type="float" office:value="-21.5969358788166" calcext:value-type="float">
            <text:p>-21.6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Muğla</text:p>
          </table:table-cell>
          <table:table-cell table:style-name="ce16" office:value-type="float" office:value="923773" calcext:value-type="float">
            <text:p><text:s/>923 773</text:p>
          </table:table-cell>
          <table:table-cell table:style-name="ce16" office:value-type="float" office:value="39076" calcext:value-type="float">
            <text:p><text:s/>39 076</text:p>
          </table:table-cell>
          <table:table-cell table:style-name="ce15" office:value-type="float" office:value="31520" calcext:value-type="float">
            <text:p><text:s/>31 520</text:p>
          </table:table-cell>
          <table:table-cell table:style-name="ce15" office:value-type="float" office:value="7556" calcext:value-type="float">
            <text:p><text:s/>7 556</text:p>
          </table:table-cell>
          <table:table-cell table:style-name="ce24" office:value-type="float" office:value="8.21308811460932" calcext:value-type="float">
            <text:p>8.2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Muş</text:p>
          </table:table-cell>
          <table:table-cell table:style-name="ce16" office:value-type="float" office:value="406501" calcext:value-type="float">
            <text:p><text:s/>406 501</text:p>
          </table:table-cell>
          <table:table-cell table:style-name="ce16" office:value-type="float" office:value="11309" calcext:value-type="float">
            <text:p><text:s/>11 309</text:p>
          </table:table-cell>
          <table:table-cell table:style-name="ce15" office:value-type="float" office:value="21683" calcext:value-type="float">
            <text:p><text:s/>21 683</text:p>
          </table:table-cell>
          <table:table-cell table:style-name="ce15" office:value-type="float" office:value="-10374" calcext:value-type="float">
            <text:p>- 10 374</text:p>
          </table:table-cell>
          <table:table-cell table:style-name="ce24" office:value-type="float" office:value="-25.1986941567401" calcext:value-type="float">
            <text:p>-25.2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Nevşehir</text:p>
          </table:table-cell>
          <table:table-cell table:style-name="ce16" office:value-type="float" office:value="290895" calcext:value-type="float">
            <text:p><text:s/>290 895</text:p>
          </table:table-cell>
          <table:table-cell table:style-name="ce16" office:value-type="float" office:value="11703" calcext:value-type="float">
            <text:p><text:s/>11 703</text:p>
          </table:table-cell>
          <table:table-cell table:style-name="ce15" office:value-type="float" office:value="11091" calcext:value-type="float">
            <text:p><text:s/>11 091</text:p>
          </table:table-cell>
          <table:table-cell table:style-name="ce15" office:value-type="float" office:value="612" calcext:value-type="float">
            <text:p><text:s text:c="2"/>612</text:p>
          </table:table-cell>
          <table:table-cell table:style-name="ce24" office:value-type="float" office:value="2.10606733221147" calcext:value-type="float">
            <text:p>2.1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Niğde</text:p>
          </table:table-cell>
          <table:table-cell table:style-name="ce16" office:value-type="float" office:value="351468" calcext:value-type="float">
            <text:p><text:s/>351 468</text:p>
          </table:table-cell>
          <table:table-cell table:style-name="ce16" office:value-type="float" office:value="14823" calcext:value-type="float">
            <text:p><text:s/>14 823</text:p>
          </table:table-cell>
          <table:table-cell table:style-name="ce15" office:value-type="float" office:value="13589" calcext:value-type="float">
            <text:p><text:s/>13 589</text:p>
          </table:table-cell>
          <table:table-cell table:style-name="ce15" office:value-type="float" office:value="1234" calcext:value-type="float">
            <text:p><text:s/>1 234</text:p>
          </table:table-cell>
          <table:table-cell table:style-name="ce24" office:value-type="float" office:value="3.51716255618482" calcext:value-type="float">
            <text:p>3.5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Ordu</text:p>
          </table:table-cell>
          <table:table-cell table:style-name="ce16" office:value-type="float" office:value="750588" calcext:value-type="float">
            <text:p><text:s/>750 588</text:p>
          </table:table-cell>
          <table:table-cell table:style-name="ce16" office:value-type="float" office:value="42995" calcext:value-type="float">
            <text:p><text:s/>42 995</text:p>
          </table:table-cell>
          <table:table-cell table:style-name="ce15" office:value-type="float" office:value="27229" calcext:value-type="float">
            <text:p><text:s/>27 229</text:p>
          </table:table-cell>
          <table:table-cell table:style-name="ce15" office:value-type="float" office:value="15766" calcext:value-type="float">
            <text:p><text:s/>15 766</text:p>
          </table:table-cell>
          <table:table-cell table:style-name="ce23" office:value-type="float" office:value="21.2278091570677" calcext:value-type="float">
            <text:p>21.2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Rize</text:p>
          </table:table-cell>
          <table:table-cell table:style-name="ce16" office:value-type="float" office:value="331048" calcext:value-type="float">
            <text:p><text:s/>331 048</text:p>
          </table:table-cell>
          <table:table-cell table:style-name="ce16" office:value-type="float" office:value="15006" calcext:value-type="float">
            <text:p><text:s/>15 006</text:p>
          </table:table-cell>
          <table:table-cell table:style-name="ce15" office:value-type="float" office:value="15604" calcext:value-type="float">
            <text:p><text:s/>15 604</text:p>
          </table:table-cell>
          <table:table-cell table:style-name="ce15" office:value-type="float" office:value="-598" calcext:value-type="float">
            <text:p>- <text:s/>598</text:p>
          </table:table-cell>
          <table:table-cell table:style-name="ce23" office:value-type="float" office:value="-1.80475453225772" calcext:value-type="float">
            <text:p>-1.8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Sakarya</text:p>
          </table:table-cell>
          <table:table-cell table:style-name="ce16" office:value-type="float" office:value="976948" calcext:value-type="float">
            <text:p><text:s/>976 948</text:p>
          </table:table-cell>
          <table:table-cell table:style-name="ce16" office:value-type="float" office:value="35228" calcext:value-type="float">
            <text:p><text:s/>35 228</text:p>
          </table:table-cell>
          <table:table-cell table:style-name="ce15" office:value-type="float" office:value="28965" calcext:value-type="float">
            <text:p><text:s/>28 965</text:p>
          </table:table-cell>
          <table:table-cell table:style-name="ce15" office:value-type="float" office:value="6263" calcext:value-type="float">
            <text:p><text:s/>6 263</text:p>
          </table:table-cell>
          <table:table-cell table:style-name="ce23" office:value-type="float" office:value="6.43139646945806" calcext:value-type="float">
            <text:p>6.4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Samsun</text:p>
          </table:table-cell>
          <table:table-cell table:style-name="ce16" office:value-type="float" office:value="1295927" calcext:value-type="float">
            <text:p>1 295 927</text:p>
          </table:table-cell>
          <table:table-cell table:style-name="ce16" office:value-type="float" office:value="41687" calcext:value-type="float">
            <text:p><text:s/>41 687</text:p>
          </table:table-cell>
          <table:table-cell table:style-name="ce15" office:value-type="float" office:value="41187" calcext:value-type="float">
            <text:p><text:s/>41 187</text:p>
          </table:table-cell>
          <table:table-cell table:style-name="ce15" office:value-type="float" office:value="500" calcext:value-type="float">
            <text:p><text:s text:c="2"/>500</text:p>
          </table:table-cell>
          <table:table-cell table:style-name="ce23" office:value-type="float" office:value="0.385898646036011" calcext:value-type="float">
            <text:p>0.4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Siirt</text:p>
          </table:table-cell>
          <table:table-cell table:style-name="ce16" office:value-type="float" office:value="322664" calcext:value-type="float">
            <text:p><text:s/>322 664</text:p>
          </table:table-cell>
          <table:table-cell table:style-name="ce16" office:value-type="float" office:value="10775" calcext:value-type="float">
            <text:p><text:s/>10 775</text:p>
          </table:table-cell>
          <table:table-cell table:style-name="ce15" office:value-type="float" office:value="15068" calcext:value-type="float">
            <text:p><text:s/>15 068</text:p>
          </table:table-cell>
          <table:table-cell table:style-name="ce15" office:value-type="float" office:value="-4293" calcext:value-type="float">
            <text:p>- 4 293</text:p>
          </table:table-cell>
          <table:table-cell table:style-name="ce23" office:value-type="float" office:value="-13.216937260341" calcext:value-type="float">
            <text:p>-13.2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Sinop</text:p>
          </table:table-cell>
          <table:table-cell table:style-name="ce16" office:value-type="float" office:value="205478" calcext:value-type="float">
            <text:p><text:s/>205 478</text:p>
          </table:table-cell>
          <table:table-cell table:style-name="ce16" office:value-type="float" office:value="10190" calcext:value-type="float">
            <text:p><text:s/>10 190</text:p>
          </table:table-cell>
          <table:table-cell table:style-name="ce15" office:value-type="float" office:value="9784" calcext:value-type="float">
            <text:p><text:s/>9 784</text:p>
          </table:table-cell>
          <table:table-cell table:style-name="ce15" office:value-type="float" office:value="406" calcext:value-type="float">
            <text:p><text:s text:c="2"/>406</text:p>
          </table:table-cell>
          <table:table-cell table:style-name="ce23" office:value-type="float" office:value="1.97783461210571" calcext:value-type="float">
            <text:p>2.0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Sivas</text:p>
          </table:table-cell>
          <table:table-cell table:style-name="ce16" office:value-type="float" office:value="621224" calcext:value-type="float">
            <text:p><text:s/>621 224</text:p>
          </table:table-cell>
          <table:table-cell table:style-name="ce16" office:value-type="float" office:value="22966" calcext:value-type="float">
            <text:p><text:s/>22 966</text:p>
          </table:table-cell>
          <table:table-cell table:style-name="ce15" office:value-type="float" office:value="26369" calcext:value-type="float">
            <text:p><text:s/>26 369</text:p>
          </table:table-cell>
          <table:table-cell table:style-name="ce15" office:value-type="float" office:value="-3403" calcext:value-type="float">
            <text:p>- 3 403</text:p>
          </table:table-cell>
          <table:table-cell table:style-name="ce23" office:value-type="float" office:value="-5.46293256577231" calcext:value-type="float">
            <text:p>-5.5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Tekirdağ</text:p>
          </table:table-cell>
          <table:table-cell table:style-name="ce16" office:value-type="float" office:value="972875" calcext:value-type="float">
            <text:p><text:s/>972 875</text:p>
          </table:table-cell>
          <table:table-cell table:style-name="ce16" office:value-type="float" office:value="56536" calcext:value-type="float">
            <text:p><text:s/>56 536</text:p>
          </table:table-cell>
          <table:table-cell table:style-name="ce15" office:value-type="float" office:value="32290" calcext:value-type="float">
            <text:p><text:s/>32 290</text:p>
          </table:table-cell>
          <table:table-cell table:style-name="ce15" office:value-type="float" office:value="24246" calcext:value-type="float">
            <text:p><text:s/>24 246</text:p>
          </table:table-cell>
          <table:table-cell table:style-name="ce23" office:value-type="float" office:value="25.2364814228854" calcext:value-type="float">
            <text:p>25.2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Tokat</text:p>
          </table:table-cell>
          <table:table-cell table:style-name="ce16" office:value-type="float" office:value="602662" calcext:value-type="float">
            <text:p><text:s/>602 662</text:p>
          </table:table-cell>
          <table:table-cell table:style-name="ce16" office:value-type="float" office:value="36572" calcext:value-type="float">
            <text:p><text:s/>36 572</text:p>
          </table:table-cell>
          <table:table-cell table:style-name="ce15" office:value-type="float" office:value="33380" calcext:value-type="float">
            <text:p><text:s/>33 380</text:p>
          </table:table-cell>
          <table:table-cell table:style-name="ce15" office:value-type="float" office:value="3192" calcext:value-type="float">
            <text:p><text:s/>3 192</text:p>
          </table:table-cell>
          <table:table-cell table:style-name="ce23" office:value-type="float" office:value="5.31056489636745" calcext:value-type="float">
            <text:p>5.3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Trabzon</text:p>
          </table:table-cell>
          <table:table-cell table:style-name="ce16" office:value-type="float" office:value="779379" calcext:value-type="float">
            <text:p><text:s/>779 379</text:p>
          </table:table-cell>
          <table:table-cell table:style-name="ce16" office:value-type="float" office:value="28680" calcext:value-type="float">
            <text:p><text:s/>28 680</text:p>
          </table:table-cell>
          <table:table-cell table:style-name="ce15" office:value-type="float" office:value="26775" calcext:value-type="float">
            <text:p><text:s/>26 775</text:p>
          </table:table-cell>
          <table:table-cell table:style-name="ce15" office:value-type="float" office:value="1905" calcext:value-type="float">
            <text:p><text:s/>1 905</text:p>
          </table:table-cell>
          <table:table-cell table:style-name="ce23" office:value-type="float" office:value="2.44724453753823" calcext:value-type="float">
            <text:p>2.4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Tunceli</text:p>
          </table:table-cell>
          <table:table-cell table:style-name="ce16" office:value-type="float" office:value="82193" calcext:value-type="float">
            <text:p><text:s/>82 193</text:p>
          </table:table-cell>
          <table:table-cell table:style-name="ce16" office:value-type="float" office:value="4822" calcext:value-type="float">
            <text:p><text:s/>4 822</text:p>
          </table:table-cell>
          <table:table-cell table:style-name="ce15" office:value-type="float" office:value="7031" calcext:value-type="float">
            <text:p><text:s/>7 031</text:p>
          </table:table-cell>
          <table:table-cell table:style-name="ce15" office:value-type="float" office:value="-2209" calcext:value-type="float">
            <text:p>- 2 209</text:p>
          </table:table-cell>
          <table:table-cell table:style-name="ce23" office:value-type="float" office:value="-26.5194033434377" calcext:value-type="float">
            <text:p>-26.5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Şanlıurfa</text:p>
          </table:table-cell>
          <table:table-cell table:style-name="ce16" office:value-type="float" office:value="1940627" calcext:value-type="float">
            <text:p>1 940 627</text:p>
          </table:table-cell>
          <table:table-cell table:style-name="ce16" office:value-type="float" office:value="38662" calcext:value-type="float">
            <text:p><text:s/>38 662</text:p>
          </table:table-cell>
          <table:table-cell table:style-name="ce15" office:value-type="float" office:value="49789" calcext:value-type="float">
            <text:p><text:s/>49 789</text:p>
          </table:table-cell>
          <table:table-cell table:style-name="ce15" office:value-type="float" office:value="-11127" calcext:value-type="float">
            <text:p>- 11 127</text:p>
          </table:table-cell>
          <table:table-cell table:style-name="ce23" office:value-type="float" office:value="-5.71732315002051" calcext:value-type="float">
            <text:p>-5.7</text:p>
          </table:table-cell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3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Uşak</text:p>
          </table:table-cell>
          <table:table-cell table:style-name="ce17" office:value-type="float" office:value="358736" calcext:value-type="float">
            <text:p><text:s/>358 736</text:p>
          </table:table-cell>
          <table:table-cell table:style-name="ce17" office:value-type="float" office:value="11737" calcext:value-type="float">
            <text:p><text:s/>11 737</text:p>
          </table:table-cell>
          <table:table-cell table:style-name="ce15" office:value-type="float" office:value="10701" calcext:value-type="float">
            <text:p><text:s/>10 701</text:p>
          </table:table-cell>
          <table:table-cell table:style-name="ce15" office:value-type="float" office:value="1036" calcext:value-type="float">
            <text:p><text:s/>1 036</text:p>
          </table:table-cell>
          <table:table-cell table:style-name="ce25" office:value-type="float" office:value="2.89209364130222" calcext:value-type="float">
            <text:p>2.9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2"/>
          <table:table-cell table:style-name="ce15" table:number-columns-repeated="2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Van</text:p>
          </table:table-cell>
          <table:table-cell table:style-name="ce17" office:value-type="float" office:value="1100190" calcext:value-type="float">
            <text:p>1 100 190</text:p>
          </table:table-cell>
          <table:table-cell table:style-name="ce17" office:value-type="float" office:value="28902" calcext:value-type="float">
            <text:p><text:s/>28 902</text:p>
          </table:table-cell>
          <table:table-cell table:style-name="ce15" office:value-type="float" office:value="49035" calcext:value-type="float">
            <text:p><text:s/>49 035</text:p>
          </table:table-cell>
          <table:table-cell table:style-name="ce15" office:value-type="float" office:value="-20133" calcext:value-type="float">
            <text:p>- 20 133</text:p>
          </table:table-cell>
          <table:table-cell table:style-name="ce25" office:value-type="float" office:value="-18.1336474949708" calcext:value-type="float">
            <text:p>-18.1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2"/>
          <table:table-cell table:style-name="ce15" table:number-columns-repeated="2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Yozgat</text:p>
          </table:table-cell>
          <table:table-cell table:style-name="ce17" office:value-type="float" office:value="421041" calcext:value-type="float">
            <text:p><text:s/>421 041</text:p>
          </table:table-cell>
          <table:table-cell table:style-name="ce17" office:value-type="float" office:value="17736" calcext:value-type="float">
            <text:p><text:s/>17 736</text:p>
          </table:table-cell>
          <table:table-cell table:style-name="ce17" office:value-type="float" office:value="21825" calcext:value-type="float">
            <text:p><text:s/>21 825</text:p>
          </table:table-cell>
          <table:table-cell table:style-name="ce15" office:value-type="float" office:value="-4089" calcext:value-type="float">
            <text:p>- 4 089</text:p>
          </table:table-cell>
          <table:table-cell table:style-name="ce25" office:value-type="float" office:value="-9.66471316081501" calcext:value-type="float">
            <text:p>-9.7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Zonguldak</text:p>
          </table:table-cell>
          <table:table-cell table:style-name="ce17" office:value-type="float" office:value="597524" calcext:value-type="float">
            <text:p><text:s/>597 524</text:p>
          </table:table-cell>
          <table:table-cell table:style-name="ce17" office:value-type="float" office:value="19991" calcext:value-type="float">
            <text:p><text:s/>19 991</text:p>
          </table:table-cell>
          <table:table-cell table:style-name="ce17" office:value-type="float" office:value="21933" calcext:value-type="float">
            <text:p><text:s/>21 933</text:p>
          </table:table-cell>
          <table:table-cell table:style-name="ce15" office:value-type="float" office:value="-1942" calcext:value-type="float">
            <text:p>- 1 942</text:p>
          </table:table-cell>
          <table:table-cell table:style-name="ce25" office:value-type="float" office:value="-3.24480572101688" calcext:value-type="float">
            <text:p>-3.2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Aksaray</text:p>
          </table:table-cell>
          <table:table-cell table:style-name="ce17" office:value-type="float" office:value="396673" calcext:value-type="float">
            <text:p><text:s/>396 673</text:p>
          </table:table-cell>
          <table:table-cell table:style-name="ce17" office:value-type="float" office:value="15234" calcext:value-type="float">
            <text:p><text:s/>15 234</text:p>
          </table:table-cell>
          <table:table-cell table:style-name="ce17" office:value-type="float" office:value="12294" calcext:value-type="float">
            <text:p><text:s/>12 294</text:p>
          </table:table-cell>
          <table:table-cell table:style-name="ce15" office:value-type="float" office:value="2940" calcext:value-type="float">
            <text:p><text:s/>2 940</text:p>
          </table:table-cell>
          <table:table-cell table:style-name="ce25" office:value-type="float" office:value="7.43921478328859" calcext:value-type="float">
            <text:p>7.4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Bayburt</text:p>
          </table:table-cell>
          <table:table-cell table:style-name="ce17" office:value-type="float" office:value="90154" calcext:value-type="float">
            <text:p><text:s/>90 154</text:p>
          </table:table-cell>
          <table:table-cell table:style-name="ce17" office:value-type="float" office:value="16981" calcext:value-type="float">
            <text:p><text:s/>16 981</text:p>
          </table:table-cell>
          <table:table-cell table:style-name="ce17" office:value-type="float" office:value="6653" calcext:value-type="float">
            <text:p><text:s/>6 653</text:p>
          </table:table-cell>
          <table:table-cell table:style-name="ce15" office:value-type="float" office:value="10328" calcext:value-type="float">
            <text:p><text:s/>10 328</text:p>
          </table:table-cell>
          <table:table-cell table:style-name="ce25" office:value-type="float" office:value="121.52017884457" calcext:value-type="float">
            <text:p>121.5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Karaman</text:p>
          </table:table-cell>
          <table:table-cell table:style-name="ce17" office:value-type="float" office:value="245610" calcext:value-type="float">
            <text:p><text:s/>245 610</text:p>
          </table:table-cell>
          <table:table-cell table:style-name="ce17" office:value-type="float" office:value="9519" calcext:value-type="float">
            <text:p><text:s/>9 519</text:p>
          </table:table-cell>
          <table:table-cell table:style-name="ce17" office:value-type="float" office:value="9813" calcext:value-type="float">
            <text:p><text:s/>9 813</text:p>
          </table:table-cell>
          <table:table-cell table:style-name="ce15" office:value-type="float" office:value="-294" calcext:value-type="float">
            <text:p>- <text:s/>294</text:p>
          </table:table-cell>
          <table:table-cell table:style-name="ce25" office:value-type="float" office:value="-1.19630366581623" calcext:value-type="float">
            <text:p>-1.2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Kırıkkale</text:p>
          </table:table-cell>
          <table:table-cell table:style-name="ce17" office:value-type="float" office:value="277984" calcext:value-type="float">
            <text:p><text:s/>277 984</text:p>
          </table:table-cell>
          <table:table-cell table:style-name="ce17" office:value-type="float" office:value="14776" calcext:value-type="float">
            <text:p><text:s/>14 776</text:p>
          </table:table-cell>
          <table:table-cell table:style-name="ce17" office:value-type="float" office:value="13300" calcext:value-type="float">
            <text:p><text:s/>13 300</text:p>
          </table:table-cell>
          <table:table-cell table:style-name="ce15" office:value-type="float" office:value="1476" calcext:value-type="float">
            <text:p><text:s/>1 476</text:p>
          </table:table-cell>
          <table:table-cell table:style-name="ce26" office:value-type="float" office:value="5.32379186715047" calcext:value-type="float">
            <text:p>5.3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6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Batman</text:p>
          </table:table-cell>
          <table:table-cell table:style-name="ce17" office:value-type="float" office:value="576899" calcext:value-type="float">
            <text:p><text:s/>576 899</text:p>
          </table:table-cell>
          <table:table-cell table:style-name="ce17" office:value-type="float" office:value="18757" calcext:value-type="float">
            <text:p><text:s/>18 757</text:p>
          </table:table-cell>
          <table:table-cell table:style-name="ce17" office:value-type="float" office:value="21489" calcext:value-type="float">
            <text:p><text:s/>21 489</text:p>
          </table:table-cell>
          <table:table-cell table:style-name="ce15" office:value-type="float" office:value="-2732" calcext:value-type="float">
            <text:p>- 2 732</text:p>
          </table:table-cell>
          <table:table-cell table:style-name="ce26" office:value-type="float" office:value="-4.7244775319274" calcext:value-type="float">
            <text:p>-4.7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6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Şırnak</text:p>
          </table:table-cell>
          <table:table-cell table:style-name="ce17" office:value-type="float" office:value="483788" calcext:value-type="float">
            <text:p><text:s/>483 788</text:p>
          </table:table-cell>
          <table:table-cell table:style-name="ce17" office:value-type="float" office:value="11102" calcext:value-type="float">
            <text:p><text:s/>11 102</text:p>
          </table:table-cell>
          <table:table-cell table:style-name="ce17" office:value-type="float" office:value="24122" calcext:value-type="float">
            <text:p><text:s/>24 122</text:p>
          </table:table-cell>
          <table:table-cell table:style-name="ce15" office:value-type="float" office:value="-13020" calcext:value-type="float">
            <text:p>- 13 020</text:p>
          </table:table-cell>
          <table:table-cell table:style-name="ce26" office:value-type="float" office:value="-26.555278626468" calcext:value-type="float">
            <text:p>-26.6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6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Bartın</text:p>
          </table:table-cell>
          <table:table-cell table:style-name="ce17" office:value-type="float" office:value="192389" calcext:value-type="float">
            <text:p><text:s/>192 389</text:p>
          </table:table-cell>
          <table:table-cell table:style-name="ce17" office:value-type="float" office:value="8940" calcext:value-type="float">
            <text:p><text:s/>8 940</text:p>
          </table:table-cell>
          <table:table-cell table:style-name="ce17" office:value-type="float" office:value="8108" calcext:value-type="float">
            <text:p><text:s/>8 108</text:p>
          </table:table-cell>
          <table:table-cell table:style-name="ce15" office:value-type="float" office:value="832" calcext:value-type="float">
            <text:p><text:s text:c="2"/>832</text:p>
          </table:table-cell>
          <table:table-cell table:style-name="ce26" office:value-type="float" office:value="4.33394279403874" calcext:value-type="float">
            <text:p>4.3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6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Ardahan</text:p>
          </table:table-cell>
          <table:table-cell table:style-name="ce17" office:value-type="float" office:value="98335" calcext:value-type="float">
            <text:p><text:s/>98 335</text:p>
          </table:table-cell>
          <table:table-cell table:style-name="ce17" office:value-type="float" office:value="5164" calcext:value-type="float">
            <text:p><text:s/>5 164</text:p>
          </table:table-cell>
          <table:table-cell table:style-name="ce17" office:value-type="float" office:value="6880" calcext:value-type="float">
            <text:p><text:s/>6 880</text:p>
          </table:table-cell>
          <table:table-cell table:style-name="ce15" office:value-type="float" office:value="-1716" calcext:value-type="float">
            <text:p>- 1 716</text:p>
          </table:table-cell>
          <table:table-cell table:style-name="ce25" office:value-type="float" office:value="-17.2996078352303" calcext:value-type="float">
            <text:p>-17.3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Iğdır</text:p>
          </table:table-cell>
          <table:table-cell table:style-name="ce17" office:value-type="float" office:value="192785" calcext:value-type="float">
            <text:p><text:s/>192 785</text:p>
          </table:table-cell>
          <table:table-cell table:style-name="ce17" office:value-type="float" office:value="6721" calcext:value-type="float">
            <text:p><text:s/>6 721</text:p>
          </table:table-cell>
          <table:table-cell table:style-name="ce17" office:value-type="float" office:value="9368" calcext:value-type="float">
            <text:p><text:s/>9 368</text:p>
          </table:table-cell>
          <table:table-cell table:style-name="ce15" office:value-type="float" office:value="-2647" calcext:value-type="float">
            <text:p>- 2 647</text:p>
          </table:table-cell>
          <table:table-cell table:style-name="ce25" office:value-type="float" office:value="-13.636703184044" calcext:value-type="float">
            <text:p>-13.6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Yalova</text:p>
          </table:table-cell>
          <table:table-cell table:style-name="ce17" office:value-type="float" office:value="241665" calcext:value-type="float">
            <text:p><text:s/>241 665</text:p>
          </table:table-cell>
          <table:table-cell table:style-name="ce17" office:value-type="float" office:value="12825" calcext:value-type="float">
            <text:p><text:s/>12 825</text:p>
          </table:table-cell>
          <table:table-cell table:style-name="ce17" office:value-type="float" office:value="10493" calcext:value-type="float">
            <text:p><text:s/>10 493</text:p>
          </table:table-cell>
          <table:table-cell table:style-name="ce15" office:value-type="float" office:value="2332" calcext:value-type="float">
            <text:p><text:s/>2 332</text:p>
          </table:table-cell>
          <table:table-cell table:style-name="ce25" office:value-type="float" office:value="9.69650601457802" calcext:value-type="float">
            <text:p>9.7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Karabük</text:p>
          </table:table-cell>
          <table:table-cell table:style-name="ce17" office:value-type="float" office:value="242347" calcext:value-type="float">
            <text:p><text:s/>242 347</text:p>
          </table:table-cell>
          <table:table-cell table:style-name="ce17" office:value-type="float" office:value="16719" calcext:value-type="float">
            <text:p><text:s/>16 719</text:p>
          </table:table-cell>
          <table:table-cell table:style-name="ce17" office:value-type="float" office:value="13416" calcext:value-type="float">
            <text:p><text:s/>13 416</text:p>
          </table:table-cell>
          <table:table-cell table:style-name="ce15" office:value-type="float" office:value="3303" calcext:value-type="float">
            <text:p><text:s/>3 303</text:p>
          </table:table-cell>
          <table:table-cell table:style-name="ce25" office:value-type="float" office:value="13.7227326642999" calcext:value-type="float">
            <text:p>13.7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Kilis</text:p>
          </table:table-cell>
          <table:table-cell table:style-name="ce17" office:value-type="float" office:value="130825" calcext:value-type="float">
            <text:p><text:s/>130 825</text:p>
          </table:table-cell>
          <table:table-cell table:style-name="ce17" office:value-type="float" office:value="5740" calcext:value-type="float">
            <text:p><text:s/>5 740</text:p>
          </table:table-cell>
          <table:table-cell table:style-name="ce17" office:value-type="float" office:value="8043" calcext:value-type="float">
            <text:p><text:s/>8 043</text:p>
          </table:table-cell>
          <table:table-cell table:style-name="ce15" office:value-type="float" office:value="-2303" calcext:value-type="float">
            <text:p>- 2 303</text:p>
          </table:table-cell>
          <table:table-cell table:style-name="ce25" office:value-type="float" office:value="-17.4500763393483" calcext:value-type="float">
            <text:p>-17.5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Osmaniye</text:p>
          </table:table-cell>
          <table:table-cell table:style-name="ce17" office:value-type="float" office:value="522175" calcext:value-type="float">
            <text:p><text:s/>522 175</text:p>
          </table:table-cell>
          <table:table-cell table:style-name="ce17" office:value-type="float" office:value="19558" calcext:value-type="float">
            <text:p><text:s/>19 558</text:p>
          </table:table-cell>
          <table:table-cell table:style-name="ce17" office:value-type="float" office:value="17683" calcext:value-type="float">
            <text:p><text:s/>17 683</text:p>
          </table:table-cell>
          <table:table-cell table:style-name="ce15" office:value-type="float" office:value="1875" calcext:value-type="float">
            <text:p><text:s/>1 875</text:p>
          </table:table-cell>
          <table:table-cell table:style-name="ce25" office:value-type="float" office:value="3.59720856615267" calcext:value-type="float">
            <text:p>3.6</text:p>
          </table:table-cell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1">
          <table:table-cell table:style-name="ce5"/>
          <table:table-cell table:style-name="ce11" office:value-type="string" calcext:value-type="string">
            <text:p>Düzce</text:p>
          </table:table-cell>
          <table:table-cell table:style-name="ce17" office:value-type="float" office:value="370371" calcext:value-type="float">
            <text:p><text:s/>370 371</text:p>
          </table:table-cell>
          <table:table-cell table:style-name="ce17" office:value-type="float" office:value="15958" calcext:value-type="float">
            <text:p><text:s/>15 958</text:p>
          </table:table-cell>
          <table:table-cell table:style-name="ce17" office:value-type="float" office:value="11119" calcext:value-type="float">
            <text:p><text:s/>11 119</text:p>
          </table:table-cell>
          <table:table-cell table:style-name="ce15" office:value-type="float" office:value="4839" calcext:value-type="float">
            <text:p><text:s/>4 839</text:p>
          </table:table-cell>
          <table:table-cell table:style-name="ce25" office:value-type="float" office:value="13.1511897627812" calcext:value-type="float">
            <text:p>13.2</text:p>
          </table:table-cell>
          <table:table-cell table:style-name="ce27"/>
          <table:table-cell table:style-name="ce31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3">
          <table:table-cell table:style-name="ce6" table:number-columns-repeated="7"/>
          <table:table-cell table:style-name="ce27"/>
          <table:table-cell table:style-name="ce7"/>
          <table:table-cell table:style-name="ce9"/>
          <table:table-cell table:style-name="ce14" table:number-columns-repeated="3"/>
          <table:table-cell table:style-name="ce20"/>
          <table:table-cell table:style-name="ce22"/>
          <table:table-cell table:style-name="ce27" table:number-columns-repeated="1009"/>
        </table:table-row>
        <table:table-row table:style-name="ro1" table:number-rows-repeated="28">
          <table:table-cell table:style-name="ce6" table:number-columns-repeated="7"/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 table:number-rows-repeated="2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 table:number-rows-repeated="2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5"/>
          <table:table-cell table:style-name="ce27" table:number-columns-repeated="1009"/>
        </table:table-row>
        <table:table-row table:style-name="ro1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5"/>
          <table:table-cell table:style-name="ce27" table:number-columns-repeated="1009"/>
        </table:table-row>
        <table:table-row table:style-name="ro1" table:number-rows-repeated="5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6" table:number-columns-repeated="7"/>
          <table:table-cell table:style-name="ce27"/>
          <table:table-cell table:style-name="ce31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5"/>
          <table:table-cell table:style-name="ce27" table:number-columns-repeated="1009"/>
        </table:table-row>
        <table:table-row table:style-name="ro1" table:number-rows-repeated="11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 table:number-rows-repeated="12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3"/>
          <table:table-cell table:style-name="ce27" table:number-columns-repeated="1009"/>
        </table:table-row>
        <table:table-row table:style-name="ro1" table:number-rows-repeated="2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7" table:number-columns-repeated="2"/>
          <table:table-cell table:style-name="ce15" table:number-columns-repeated="2"/>
          <table:table-cell table:style-name="ce25"/>
          <table:table-cell table:style-name="ce27" table:number-columns-repeated="1009"/>
        </table:table-row>
        <table:table-row table:style-name="ro1" table:number-rows-repeated="5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1" table:number-rows-repeated="4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6"/>
          <table:table-cell table:style-name="ce27" table:number-columns-repeated="1009"/>
        </table:table-row>
        <table:table-row table:style-name="ro1" table:number-rows-repeated="6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1">
          <table:table-cell table:style-name="ce6" table:number-columns-repeated="7"/>
          <table:table-cell table:style-name="ce27"/>
          <table:table-cell table:style-name="ce31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3">
          <table:table-cell table:style-name="ce6" table:number-columns-repeated="7"/>
          <table:table-cell table:style-name="ce27"/>
          <table:table-cell table:style-name="ce7"/>
          <table:table-cell table:style-name="ce9"/>
          <table:table-cell table:style-name="ce14" table:number-columns-repeated="3"/>
          <table:table-cell table:style-name="ce20"/>
          <table:table-cell table:style-name="ce22"/>
          <table:table-cell table:style-name="ce27" table:number-columns-repeated="1009"/>
        </table:table-row>
        <table:table-row table:style-name="ro1" table:number-rows-repeated="28">
          <table:table-cell table:style-name="ce6" table:number-columns-repeated="7"/>
          <table:table-cell table:style-name="ce27"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style-name="ce27" table:number-columns-repeated="1009"/>
        </table:table-row>
        <table:table-row table:style-name="ro1" table:number-rows-repeated="2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 table:number-rows-repeated="2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5"/>
          <table:table-cell table:style-name="ce27" table:number-columns-repeated="1009"/>
        </table:table-row>
        <table:table-row table:style-name="ro1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5"/>
          <table:table-cell table:style-name="ce27" table:number-columns-repeated="1009"/>
        </table:table-row>
        <table:table-row table:style-name="ro1" table:number-rows-repeated="5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>
          <table:table-cell table:style-name="ce6" table:number-columns-repeated="7"/>
          <table:table-cell table:style-name="ce27"/>
          <table:table-cell table:style-name="ce31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5"/>
          <table:table-cell table:style-name="ce27" table:number-columns-repeated="1009"/>
        </table:table-row>
        <table:table-row table:style-name="ro1" table:number-rows-repeated="11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style-name="ce27" table:number-columns-repeated="1009"/>
        </table:table-row>
        <table:table-row table:style-name="ro1" table:number-rows-repeated="12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3"/>
          <table:table-cell table:style-name="ce27" table:number-columns-repeated="1009"/>
        </table:table-row>
        <table:table-row table:style-name="ro1" table:number-rows-repeated="2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7" table:number-columns-repeated="2"/>
          <table:table-cell table:style-name="ce15" table:number-columns-repeated="2"/>
          <table:table-cell table:style-name="ce25"/>
          <table:table-cell table:style-name="ce27" table:number-columns-repeated="1009"/>
        </table:table-row>
        <table:table-row table:style-name="ro1" table:number-rows-repeated="5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1" table:number-rows-repeated="4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6"/>
          <table:table-cell table:style-name="ce27" table:number-columns-repeated="1009"/>
        </table:table-row>
        <table:table-row table:style-name="ro1" table:number-rows-repeated="6">
          <table:table-cell table:style-name="ce6" table:number-columns-repeated="7"/>
          <table:table-cell table:style-name="ce27"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1">
          <table:table-cell table:style-name="ce6" table:number-columns-repeated="7"/>
          <table:table-cell table:style-name="ce27"/>
          <table:table-cell table:style-name="ce31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style-name="ce27" table:number-columns-repeated="1009"/>
        </table:table-row>
        <table:table-row table:style-name="ro3">
          <table:table-cell table:style-name="ce6" table:number-columns-repeated="7"/>
          <table:table-cell table:style-name="ce28"/>
          <table:table-cell table:style-name="ce7"/>
          <table:table-cell table:style-name="ce9"/>
          <table:table-cell table:style-name="ce14" table:number-columns-repeated="3"/>
          <table:table-cell table:style-name="ce20"/>
          <table:table-cell table:style-name="ce22"/>
          <table:table-cell table:style-name="ce28" table:number-columns-repeated="1009"/>
        </table:table-row>
        <table:table-row table:style-name="ro1" table:number-rows-repeated="28">
          <table:table-cell table:style-name="ce6" table:number-columns-repeated="7"/>
          <table:table-cell/>
          <table:table-cell table:style-name="ce7"/>
          <table:table-cell table:style-name="ce10"/>
          <table:table-cell table:style-name="ce15" table:number-columns-repeated="4"/>
          <table:table-cell table:style-name="ce23"/>
          <table:table-cell table:number-columns-repeated="1009"/>
        </table:table-row>
        <table:table-row table:style-name="ro1" table:number-rows-repeated="2">
          <table:table-cell table:style-name="ce6" table:number-columns-repeated="7"/>
          <table:table-cell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number-columns-repeated="1009"/>
        </table:table-row>
        <table:table-row table:style-name="ro1" table:number-rows-repeated="2">
          <table:table-cell table:style-name="ce6" table:number-columns-repeated="7"/>
          <table:table-cell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5"/>
          <table:table-cell table:number-columns-repeated="1009"/>
        </table:table-row>
        <table:table-row table:style-name="ro1">
          <table:table-cell table:style-name="ce6" table:number-columns-repeated="7"/>
          <table:table-cell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number-columns-repeated="1009"/>
        </table:table-row>
        <table:table-row table:style-name="ro1">
          <table:table-cell table:style-name="ce6" table:number-columns-repeated="7"/>
          <table:table-cell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5"/>
          <table:table-cell table:number-columns-repeated="1009"/>
        </table:table-row>
        <table:table-row table:style-name="ro1" table:number-rows-repeated="4">
          <table:table-cell table:style-name="ce6" table:number-columns-repeated="7"/>
          <table:table-cell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number-columns-repeated="1009"/>
        </table:table-row>
        <table:table-row table:style-name="ro1" table:number-rows-repeated="2">
          <table:table-cell table:style-name="ce6" table:number-columns-repeated="7"/>
          <table:table-cell/>
          <table:table-cell table:style-name="ce31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5"/>
          <table:table-cell table:number-columns-repeated="1009"/>
        </table:table-row>
        <table:table-row table:style-name="ro1" table:number-rows-repeated="11">
          <table:table-cell table:style-name="ce6" table:number-columns-repeated="7"/>
          <table:table-cell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4"/>
          <table:table-cell table:number-columns-repeated="1009"/>
        </table:table-row>
        <table:table-row table:style-name="ro1" table:number-rows-repeated="12">
          <table:table-cell table:style-name="ce6" table:number-columns-repeated="7"/>
          <table:table-cell/>
          <table:table-cell table:style-name="ce7"/>
          <table:table-cell table:style-name="ce11"/>
          <table:table-cell table:style-name="ce16" table:number-columns-repeated="2"/>
          <table:table-cell table:style-name="ce15" table:number-columns-repeated="2"/>
          <table:table-cell table:style-name="ce23"/>
          <table:table-cell table:number-columns-repeated="1009"/>
        </table:table-row>
        <table:table-row table:style-name="ro1" table:number-rows-repeated="2">
          <table:table-cell table:style-name="ce6" table:number-columns-repeated="7"/>
          <table:table-cell/>
          <table:table-cell table:style-name="ce7"/>
          <table:table-cell table:style-name="ce11"/>
          <table:table-cell table:style-name="ce17" table:number-columns-repeated="2"/>
          <table:table-cell table:style-name="ce15" table:number-columns-repeated="2"/>
          <table:table-cell table:style-name="ce25"/>
          <table:table-cell table:number-columns-repeated="1009"/>
        </table:table-row>
        <table:table-row table:style-name="ro1" table:number-rows-repeated="5">
          <table:table-cell table:style-name="ce6" table:number-columns-repeated="7"/>
          <table:table-cell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number-columns-repeated="1009"/>
        </table:table-row>
        <table:table-row table:style-name="ro1" table:number-rows-repeated="4">
          <table:table-cell table:style-name="ce6" table:number-columns-repeated="7"/>
          <table:table-cell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6"/>
          <table:table-cell table:number-columns-repeated="1009"/>
        </table:table-row>
        <table:table-row table:style-name="ro1" table:number-rows-repeated="5">
          <table:table-cell table:style-name="ce6" table:number-columns-repeated="7"/>
          <table:table-cell/>
          <table:table-cell table:style-name="ce7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number-columns-repeated="1009"/>
        </table:table-row>
        <table:table-row table:style-name="ro1" table:number-rows-repeated="2">
          <table:table-cell table:style-name="ce6" table:number-columns-repeated="7"/>
          <table:table-cell/>
          <table:table-cell table:style-name="ce31"/>
          <table:table-cell table:style-name="ce11"/>
          <table:table-cell table:style-name="ce17" table:number-columns-repeated="3"/>
          <table:table-cell table:style-name="ce15"/>
          <table:table-cell table:style-name="ce25"/>
          <table:table-cell table:number-columns-repeated="1009"/>
        </table:table-row>
        <table:table-row table:style-name="ro4">
          <table:table-cell table:style-name="ce6" table:number-columns-repeated="7"/>
          <table:table-cell table:style-name="ce28"/>
          <table:table-cell table:style-name="ce32"/>
          <table:table-cell table:style-name="ce9"/>
          <table:table-cell table:style-name="ce55" table:number-columns-repeated="3"/>
          <table:table-cell table:style-name="ce20"/>
          <table:table-cell table:style-name="ce22"/>
          <table:table-cell table:style-name="ce28" table:number-columns-repeated="1009"/>
        </table:table-row>
        <table:table-row table:style-name="ro1" table:number-rows-repeated="38">
          <table:table-cell table:style-name="ce6" table:number-columns-repeated="7"/>
          <table:table-cell/>
          <table:table-cell table:style-name="ce32" table:number-columns-repeated="2"/>
          <table:table-cell table:style-name="ce56" table:number-columns-repeated="3"/>
          <table:table-cell table:style-name="ce15"/>
          <table:table-cell table:style-name="ce80"/>
          <table:table-cell table:number-columns-repeated="1009"/>
        </table:table-row>
        <table:table-row table:style-name="ro1" table:number-rows-repeated="2">
          <table:table-cell table:style-name="ce6" table:number-columns-repeated="7"/>
          <table:table-cell/>
          <table:table-cell table:style-name="ce33" table:number-columns-repeated="2"/>
          <table:table-cell table:style-name="ce57" table:number-columns-repeated="3"/>
          <table:table-cell table:style-name="ce15"/>
          <table:table-cell table:style-name="ce80"/>
          <table:table-cell table:number-columns-repeated="1009"/>
        </table:table-row>
        <table:table-row table:style-name="ro1" table:number-rows-repeated="40">
          <table:table-cell table:style-name="ce6" table:number-columns-repeated="7"/>
          <table:table-cell/>
          <table:table-cell table:style-name="ce32" table:number-columns-repeated="2"/>
          <table:table-cell table:style-name="ce56" table:number-columns-repeated="3"/>
          <table:table-cell table:style-name="ce15"/>
          <table:table-cell table:style-name="ce80"/>
          <table:table-cell table:number-columns-repeated="1009"/>
        </table:table-row>
        <table:table-row table:style-name="ro1">
          <table:table-cell table:style-name="ce6" table:number-columns-repeated="7"/>
          <table:table-cell/>
          <table:table-cell table:style-name="ce33" table:number-columns-repeated="2"/>
          <table:table-cell table:style-name="ce57" table:number-columns-repeated="3"/>
          <table:table-cell table:style-name="ce15"/>
          <table:table-cell table:style-name="ce80"/>
          <table:table-cell table:number-columns-repeated="1009"/>
        </table:table-row>
        <table:table-row table:style-name="ro3">
          <table:table-cell table:style-name="ce6" table:number-columns-repeated="7"/>
          <table:table-cell table:style-name="ce29"/>
          <table:table-cell table:style-name="ce32"/>
          <table:table-cell table:style-name="ce9"/>
          <table:table-cell table:style-name="ce55" table:number-columns-repeated="3"/>
          <table:table-cell table:style-name="ce20"/>
          <table:table-cell table:style-name="ce22"/>
          <table:table-cell table:style-name="ce29" table:number-columns-repeated="1009"/>
        </table:table-row>
        <table:table-row table:style-name="ro1" table:number-rows-repeated="39">
          <table:table-cell table:style-name="ce6" table:number-columns-repeated="7"/>
          <table:table-cell table:style-name="ce29"/>
          <table:table-cell table:style-name="ce32" table:number-columns-repeated="2"/>
          <table:table-cell table:style-name="ce56" table:number-columns-repeated="3"/>
          <table:table-cell table:style-name="ce15"/>
          <table:table-cell table:style-name="ce80"/>
          <table:table-cell table:style-name="ce29" table:number-columns-repeated="1009"/>
        </table:table-row>
        <table:table-row table:style-name="ro1">
          <table:table-cell table:style-name="ce6" table:number-columns-repeated="7"/>
          <table:table-cell table:style-name="ce29"/>
          <table:table-cell table:style-name="ce33" table:number-columns-repeated="2"/>
          <table:table-cell table:style-name="ce57" table:number-columns-repeated="3"/>
          <table:table-cell table:style-name="ce15"/>
          <table:table-cell table:style-name="ce80"/>
          <table:table-cell table:style-name="ce29" table:number-columns-repeated="1009"/>
        </table:table-row>
        <table:table-row table:style-name="ro1" table:number-rows-repeated="40">
          <table:table-cell table:style-name="ce6" table:number-columns-repeated="7"/>
          <table:table-cell table:style-name="ce29"/>
          <table:table-cell table:style-name="ce32" table:number-columns-repeated="2"/>
          <table:table-cell table:style-name="ce56" table:number-columns-repeated="3"/>
          <table:table-cell table:style-name="ce15"/>
          <table:table-cell table:style-name="ce80"/>
          <table:table-cell table:style-name="ce29" table:number-columns-repeated="1009"/>
        </table:table-row>
        <table:table-row table:style-name="ro1">
          <table:table-cell table:style-name="ce6" table:number-columns-repeated="7"/>
          <table:table-cell table:style-name="ce29"/>
          <table:table-cell table:style-name="ce33" table:number-columns-repeated="2"/>
          <table:table-cell table:style-name="ce57" table:number-columns-repeated="3"/>
          <table:table-cell table:style-name="ce15"/>
          <table:table-cell table:style-name="ce81"/>
          <table:table-cell table:style-name="ce29" table:number-columns-repeated="1009"/>
        </table:table-row>
        <table:table-row table:style-name="ro5">
          <table:table-cell table:style-name="ce6" table:number-columns-repeated="7"/>
          <table:table-cell table:style-name="ce29"/>
          <table:table-cell table:style-name="ce32"/>
          <table:table-cell table:style-name="ce9"/>
          <table:table-cell table:style-name="ce55" table:number-columns-repeated="3"/>
          <table:table-cell table:style-name="ce20"/>
          <table:table-cell table:style-name="ce22"/>
          <table:table-cell table:style-name="ce29" table:number-columns-repeated="1009"/>
        </table:table-row>
        <table:table-row table:style-name="ro1" table:number-rows-repeated="39">
          <table:table-cell table:style-name="ce6" table:number-columns-repeated="7"/>
          <table:table-cell table:style-name="ce29"/>
          <table:table-cell table:style-name="ce32" table:number-columns-repeated="2"/>
          <table:table-cell table:style-name="ce56" table:number-columns-repeated="3"/>
          <table:table-cell table:style-name="ce15"/>
          <table:table-cell table:style-name="ce80"/>
          <table:table-cell table:style-name="ce29" table:number-columns-repeated="1009"/>
        </table:table-row>
        <table:table-row table:style-name="ro1">
          <table:table-cell table:style-name="ce6" table:number-columns-repeated="7"/>
          <table:table-cell table:style-name="ce29"/>
          <table:table-cell table:style-name="ce33" table:number-columns-repeated="2"/>
          <table:table-cell table:style-name="ce57" table:number-columns-repeated="3"/>
          <table:table-cell table:style-name="ce15"/>
          <table:table-cell table:style-name="ce81"/>
          <table:table-cell table:style-name="ce29" table:number-columns-repeated="1009"/>
        </table:table-row>
        <table:table-row table:style-name="ro1" table:number-rows-repeated="40">
          <table:table-cell table:style-name="ce6" table:number-columns-repeated="7"/>
          <table:table-cell table:style-name="ce29"/>
          <table:table-cell table:style-name="ce32" table:number-columns-repeated="2"/>
          <table:table-cell table:style-name="ce56" table:number-columns-repeated="3"/>
          <table:table-cell table:style-name="ce15"/>
          <table:table-cell table:style-name="ce80"/>
          <table:table-cell table:style-name="ce29" table:number-columns-repeated="1009"/>
        </table:table-row>
        <table:table-row table:style-name="ro1">
          <table:table-cell table:style-name="ce6" table:number-columns-repeated="7"/>
          <table:table-cell table:style-name="ce29"/>
          <table:table-cell table:style-name="ce33" table:number-columns-repeated="2"/>
          <table:table-cell table:style-name="ce57" table:number-columns-repeated="3"/>
          <table:table-cell table:style-name="ce15"/>
          <table:table-cell table:style-name="ce80"/>
          <table:table-cell table:style-name="ce29" table:number-columns-repeated="1009"/>
        </table:table-row>
        <table:table-row table:style-name="ro6">
          <table:table-cell table:style-name="ce6" table:number-columns-repeated="7"/>
          <table:table-cell table:style-name="ce30"/>
          <table:table-cell table:style-name="ce34"/>
          <table:table-cell table:style-name="ce9"/>
          <table:table-cell table:style-name="ce58" table:number-columns-repeated="3"/>
          <table:table-cell table:style-name="ce20"/>
          <table:table-cell table:style-name="ce22"/>
          <table:table-cell table:style-name="ce30" table:number-columns-repeated="1009"/>
        </table:table-row>
        <table:table-row table:style-name="ro1" table:number-rows-repeated="36">
          <table:table-cell table:style-name="ce6" table:number-columns-repeated="7"/>
          <table:table-cell table:style-name="ce29"/>
          <table:table-cell table:style-name="ce34" table:number-columns-repeated="2"/>
          <table:table-cell table:style-name="ce59" table:number-columns-repeated="3"/>
          <table:table-cell table:style-name="ce15"/>
          <table:table-cell table:style-name="ce80"/>
          <table:table-cell table:style-name="ce29" table:number-columns-repeated="1009"/>
        </table:table-row>
        <table:table-row table:style-name="ro1" table:number-rows-repeated="4">
          <table:table-cell table:style-name="ce6" table:number-columns-repeated="7"/>
          <table:table-cell table:style-name="ce29"/>
          <table:table-cell table:style-name="ce35" table:number-columns-repeated="2"/>
          <table:table-cell table:style-name="ce60" table:number-columns-repeated="3"/>
          <table:table-cell table:style-name="ce15"/>
          <table:table-cell table:style-name="ce80"/>
          <table:table-cell table:style-name="ce29" table:number-columns-repeated="1009"/>
        </table:table-row>
        <table:table-row table:style-name="ro1" table:number-rows-repeated="38">
          <table:table-cell table:style-name="ce6" table:number-columns-repeated="7"/>
          <table:table-cell table:style-name="ce29"/>
          <table:table-cell table:style-name="ce34" table:number-columns-repeated="2"/>
          <table:table-cell table:style-name="ce59" table:number-columns-repeated="3"/>
          <table:table-cell table:style-name="ce15"/>
          <table:table-cell table:style-name="ce80"/>
          <table:table-cell table:style-name="ce29" table:number-columns-repeated="1009"/>
        </table:table-row>
        <table:table-row table:style-name="ro1" table:number-rows-repeated="3">
          <table:table-cell table:style-name="ce6" table:number-columns-repeated="7"/>
          <table:table-cell table:style-name="ce29"/>
          <table:table-cell table:style-name="ce35" table:number-columns-repeated="2"/>
          <table:table-cell table:style-name="ce60" table:number-columns-repeated="3"/>
          <table:table-cell table:style-name="ce15"/>
          <table:table-cell table:style-name="ce80"/>
          <table:table-cell table:style-name="ce29" table:number-columns-repeated="1009"/>
        </table:table-row>
        <table:table-row table:style-name="ro7">
          <table:table-cell table:style-name="ce6" table:number-columns-repeated="7"/>
          <table:table-cell table:style-name="ce29"/>
          <table:table-cell table:style-name="ce36" table:number-columns-spanned="7" table:number-rows-spanned="1"/>
          <table:covered-table-cell table:number-columns-repeated="6" table:style-name="ce36"/>
          <table:table-cell table:style-name="ce29" table:number-columns-repeated="1009"/>
        </table:table-row>
        <table:table-row table:style-name="ro1">
          <table:table-cell table:style-name="ce6" table:number-columns-repeated="7"/>
          <table:table-cell table:style-name="ce29"/>
          <table:table-cell table:style-name="ce37"/>
          <table:table-cell table:style-name="ce9"/>
          <table:table-cell table:style-name="ce61"/>
          <table:table-cell table:style-name="ce68" table:number-columns-repeated="2"/>
          <table:table-cell table:style-name="ce20"/>
          <table:table-cell table:style-name="ce22"/>
          <table:table-cell table:style-name="ce29" table:number-columns-repeated="1009"/>
        </table:table-row>
        <table:table-row table:style-name="ro1" table:number-rows-repeated="5">
          <table:table-cell table:style-name="ce6" table:number-columns-repeated="7"/>
          <table:table-cell table:style-name="ce29"/>
          <table:table-cell table:style-name="ce38" table:number-columns-repeated="2"/>
          <table:table-cell table:style-name="ce62"/>
          <table:table-cell table:style-name="ce69" table:number-columns-repeated="2"/>
          <table:table-cell table:style-name="ce75"/>
          <table:table-cell table:style-name="ce82"/>
          <table:table-cell table:style-name="ce29" table:number-columns-repeated="1009"/>
        </table:table-row>
        <table:table-row table:style-name="ro1" table:number-rows-repeated="27">
          <table:table-cell table:style-name="ce6" table:number-columns-repeated="7"/>
          <table:table-cell table:style-name="ce29"/>
          <table:table-cell table:style-name="ce31"/>
          <table:table-cell table:style-name="ce38"/>
          <table:table-cell table:style-name="ce62"/>
          <table:table-cell table:style-name="ce69" table:number-columns-repeated="2"/>
          <table:table-cell table:style-name="ce75"/>
          <table:table-cell table:style-name="ce82"/>
          <table:table-cell table:style-name="ce29" table:number-columns-repeated="1009"/>
        </table:table-row>
        <table:table-row table:style-name="ro1">
          <table:table-cell table:style-name="ce6" table:number-columns-repeated="7"/>
          <table:table-cell table:style-name="ce29"/>
          <table:table-cell table:style-name="ce31"/>
          <table:table-cell table:style-name="ce45"/>
          <table:table-cell table:style-name="ce62"/>
          <table:table-cell table:style-name="ce69" table:number-columns-repeated="2"/>
          <table:table-cell table:style-name="ce75"/>
          <table:table-cell table:style-name="ce82"/>
          <table:table-cell table:style-name="ce29" table:number-columns-repeated="1009"/>
        </table:table-row>
        <table:table-row table:style-name="ro1" table:number-rows-repeated="6">
          <table:table-cell table:style-name="ce6" table:number-columns-repeated="7"/>
          <table:table-cell table:style-name="ce29"/>
          <table:table-cell table:style-name="ce31"/>
          <table:table-cell table:style-name="ce38"/>
          <table:table-cell table:style-name="ce62"/>
          <table:table-cell table:style-name="ce69" table:number-columns-repeated="2"/>
          <table:table-cell table:style-name="ce75"/>
          <table:table-cell table:style-name="ce82"/>
          <table:table-cell table:style-name="ce29" table:number-columns-repeated="1009"/>
        </table:table-row>
        <table:table-row table:style-name="ro1">
          <table:table-cell table:style-name="ce6" table:number-columns-repeated="7"/>
          <table:table-cell table:style-name="ce29"/>
          <table:table-cell table:style-name="ce31"/>
          <table:table-cell table:style-name="ce46"/>
          <table:table-cell table:style-name="ce63"/>
          <table:table-cell table:style-name="ce69" table:number-columns-repeated="2"/>
          <table:table-cell table:style-name="ce75"/>
          <table:table-cell table:style-name="ce82"/>
          <table:table-cell table:style-name="ce29" table:number-columns-repeated="1009"/>
        </table:table-row>
        <table:table-row table:style-name="ro1" table:number-rows-repeated="32">
          <table:table-cell table:style-name="ce6" table:number-columns-repeated="7"/>
          <table:table-cell table:style-name="ce29"/>
          <table:table-cell table:style-name="ce31"/>
          <table:table-cell table:style-name="ce38"/>
          <table:table-cell table:style-name="ce62"/>
          <table:table-cell table:style-name="ce69" table:number-columns-repeated="2"/>
          <table:table-cell table:style-name="ce75"/>
          <table:table-cell table:style-name="ce82"/>
          <table:table-cell table:style-name="ce29" table:number-columns-repeated="1009"/>
        </table:table-row>
        <table:table-row table:style-name="ro1">
          <table:table-cell table:style-name="ce6" table:number-columns-repeated="7"/>
          <table:table-cell table:style-name="ce29"/>
          <table:table-cell table:style-name="ce31"/>
          <table:table-cell table:style-name="ce46"/>
          <table:table-cell table:style-name="ce62"/>
          <table:table-cell table:style-name="ce69" table:number-columns-repeated="2"/>
          <table:table-cell table:style-name="ce75"/>
          <table:table-cell table:style-name="ce82"/>
          <table:table-cell table:style-name="ce29" table:number-columns-repeated="1009"/>
        </table:table-row>
        <table:table-row table:style-name="ro1" table:number-rows-repeated="6">
          <table:table-cell table:style-name="ce6" table:number-columns-repeated="7"/>
          <table:table-cell table:style-name="ce29"/>
          <table:table-cell table:style-name="ce31"/>
          <table:table-cell table:style-name="ce38"/>
          <table:table-cell table:style-name="ce62"/>
          <table:table-cell table:style-name="ce69" table:number-columns-repeated="2"/>
          <table:table-cell table:style-name="ce75"/>
          <table:table-cell table:style-name="ce82"/>
          <table:table-cell table:style-name="ce29" table:number-columns-repeated="1009"/>
        </table:table-row>
        <table:table-row table:style-name="ro1">
          <table:table-cell table:style-name="ce6" table:number-columns-repeated="7"/>
          <table:table-cell table:style-name="ce29"/>
          <table:table-cell table:style-name="ce31"/>
          <table:table-cell table:style-name="ce46"/>
          <table:table-cell table:style-name="ce63"/>
          <table:table-cell table:style-name="ce69" table:number-columns-repeated="2"/>
          <table:table-cell table:style-name="ce75"/>
          <table:table-cell table:style-name="ce82"/>
          <table:table-cell table:style-name="ce29" table:number-columns-repeated="1009"/>
        </table:table-row>
        <table:table-row table:style-name="ro3">
          <table:table-cell table:style-name="ce6" table:number-columns-repeated="7"/>
          <table:table-cell table:style-name="ce27"/>
          <table:table-cell table:style-name="ce31"/>
          <table:table-cell table:style-name="ce46"/>
          <table:table-cell table:style-name="ce63"/>
          <table:table-cell table:style-name="ce69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1">
          <table:table-cell table:style-name="ce6" table:number-columns-repeated="7"/>
          <table:table-cell table:style-name="ce27"/>
          <table:table-cell table:style-name="ce37"/>
          <table:table-cell table:style-name="ce9"/>
          <table:table-cell table:style-name="ce64"/>
          <table:table-cell table:style-name="ce68" table:number-columns-repeated="2"/>
          <table:table-cell table:style-name="ce76"/>
          <table:table-cell table:style-name="ce83"/>
          <table:table-cell table:style-name="ce27" table:number-columns-repeated="1009"/>
        </table:table-row>
        <table:table-row table:style-name="ro1" table:number-rows-repeated="5">
          <table:table-cell table:style-name="ce6" table:number-columns-repeated="7"/>
          <table:table-cell table:style-name="ce27"/>
          <table:table-cell table:style-name="ce39" table:number-columns-repeated="2"/>
          <table:table-cell table:style-name="ce65"/>
          <table:table-cell table:style-name="ce69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1" table:number-rows-repeated="27">
          <table:table-cell table:style-name="ce6" table:number-columns-repeated="7"/>
          <table:table-cell table:style-name="ce27"/>
          <table:table-cell table:style-name="ce31"/>
          <table:table-cell table:style-name="ce39"/>
          <table:table-cell table:style-name="ce65"/>
          <table:table-cell table:style-name="ce69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1">
          <table:table-cell table:style-name="ce6" table:number-columns-repeated="7"/>
          <table:table-cell table:style-name="ce27"/>
          <table:table-cell table:style-name="ce31"/>
          <table:table-cell table:style-name="ce47"/>
          <table:table-cell table:style-name="ce65"/>
          <table:table-cell table:style-name="ce69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1" table:number-rows-repeated="6">
          <table:table-cell table:style-name="ce6" table:number-columns-repeated="7"/>
          <table:table-cell table:style-name="ce27"/>
          <table:table-cell table:style-name="ce31"/>
          <table:table-cell table:style-name="ce39"/>
          <table:table-cell table:style-name="ce65"/>
          <table:table-cell table:style-name="ce69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1">
          <table:table-cell table:style-name="ce6" table:number-columns-repeated="7"/>
          <table:table-cell table:style-name="ce27"/>
          <table:table-cell table:style-name="ce31"/>
          <table:table-cell table:style-name="ce48"/>
          <table:table-cell table:style-name="ce65"/>
          <table:table-cell table:style-name="ce69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1" table:number-rows-repeated="29">
          <table:table-cell table:style-name="ce6" table:number-columns-repeated="7"/>
          <table:table-cell table:style-name="ce27"/>
          <table:table-cell table:style-name="ce31"/>
          <table:table-cell table:style-name="ce39"/>
          <table:table-cell table:style-name="ce65"/>
          <table:table-cell table:style-name="ce69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1" table:number-rows-repeated="4">
          <table:table-cell table:style-name="ce6" table:number-columns-repeated="7"/>
          <table:table-cell table:style-name="ce27"/>
          <table:table-cell table:style-name="ce31"/>
          <table:table-cell table:style-name="ce48"/>
          <table:table-cell table:style-name="ce65"/>
          <table:table-cell table:style-name="ce69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1">
          <table:table-cell table:style-name="ce6" table:number-columns-repeated="7"/>
          <table:table-cell table:style-name="ce27"/>
          <table:table-cell table:style-name="ce37"/>
          <table:table-cell table:style-name="ce9"/>
          <table:table-cell table:style-name="ce64"/>
          <table:table-cell table:style-name="ce68" table:number-columns-repeated="2"/>
          <table:table-cell table:style-name="ce76"/>
          <table:table-cell table:style-name="ce83"/>
          <table:table-cell table:style-name="ce27" table:number-columns-repeated="1009"/>
        </table:table-row>
        <table:table-row table:style-name="ro1" table:number-rows-repeated="5">
          <table:table-cell table:style-name="ce6" table:number-columns-repeated="7"/>
          <table:table-cell table:style-name="ce27"/>
          <table:table-cell table:style-name="ce40" table:number-columns-repeated="2"/>
          <table:table-cell table:style-name="ce65"/>
          <table:table-cell table:style-name="ce69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1" table:number-rows-repeated="2">
          <table:table-cell table:style-name="ce6" table:number-columns-repeated="7"/>
          <table:table-cell table:style-name="ce27"/>
          <table:table-cell table:style-name="ce31"/>
          <table:table-cell table:style-name="ce40"/>
          <table:table-cell table:style-name="ce65"/>
          <table:table-cell table:style-name="ce69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8" table:number-rows-repeated="25">
          <table:table-cell table:style-name="ce6" table:number-columns-repeated="7"/>
          <table:table-cell table:style-name="ce27"/>
          <table:table-cell table:style-name="ce31"/>
          <table:table-cell table:style-name="ce40"/>
          <table:table-cell table:style-name="ce65"/>
          <table:table-cell table:style-name="ce69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8">
          <table:table-cell table:style-name="ce6" table:number-columns-repeated="7"/>
          <table:table-cell table:style-name="ce27"/>
          <table:table-cell table:style-name="ce31"/>
          <table:table-cell table:style-name="ce49"/>
          <table:table-cell table:style-name="ce65"/>
          <table:table-cell table:style-name="ce69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8" table:number-rows-repeated="6">
          <table:table-cell table:style-name="ce6" table:number-columns-repeated="7"/>
          <table:table-cell table:style-name="ce27"/>
          <table:table-cell table:style-name="ce31"/>
          <table:table-cell table:style-name="ce40"/>
          <table:table-cell table:style-name="ce65"/>
          <table:table-cell table:style-name="ce69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8">
          <table:table-cell table:style-name="ce6" table:number-columns-repeated="7"/>
          <table:table-cell table:style-name="ce27"/>
          <table:table-cell table:style-name="ce31"/>
          <table:table-cell table:style-name="ce50"/>
          <table:table-cell table:style-name="ce65"/>
          <table:table-cell table:style-name="ce69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8" table:number-rows-repeated="24">
          <table:table-cell table:style-name="ce6" table:number-columns-repeated="7"/>
          <table:table-cell table:style-name="ce27"/>
          <table:table-cell table:style-name="ce31"/>
          <table:table-cell table:style-name="ce40"/>
          <table:table-cell table:style-name="ce65"/>
          <table:table-cell table:style-name="ce69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8" table:number-rows-repeated="3">
          <table:table-cell table:style-name="ce6" table:number-columns-repeated="7"/>
          <table:table-cell table:style-name="ce27"/>
          <table:table-cell table:style-name="ce31"/>
          <table:table-cell table:style-name="ce50"/>
          <table:table-cell table:style-name="ce65"/>
          <table:table-cell table:style-name="ce69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8">
          <table:table-cell table:style-name="ce6" table:number-columns-repeated="7"/>
          <table:table-cell table:style-name="ce27"/>
          <table:table-cell table:style-name="ce37"/>
          <table:table-cell table:style-name="ce9"/>
          <table:table-cell table:style-name="ce61"/>
          <table:table-cell table:style-name="ce70" table:number-columns-repeated="2"/>
          <table:table-cell table:style-name="ce76"/>
          <table:table-cell table:style-name="ce83"/>
          <table:table-cell table:style-name="ce27" table:number-columns-repeated="1009"/>
        </table:table-row>
        <table:table-row table:style-name="ro8" table:number-rows-repeated="5">
          <table:table-cell table:style-name="ce6" table:number-columns-repeated="7"/>
          <table:table-cell table:style-name="ce27"/>
          <table:table-cell table:style-name="ce41" table:number-columns-repeated="2"/>
          <table:table-cell table:style-name="ce62"/>
          <table:table-cell table:style-name="ce71" table:number-columns-repeated="2"/>
          <table:table-cell table:style-name="ce77"/>
          <table:table-cell table:style-name="ce82"/>
          <table:table-cell table:style-name="ce27" table:number-columns-repeated="1009"/>
        </table:table-row>
        <table:table-row table:style-name="ro8" table:number-rows-repeated="8">
          <table:table-cell table:style-name="ce6" table:number-columns-repeated="7"/>
          <table:table-cell table:style-name="ce27"/>
          <table:table-cell table:style-name="ce31"/>
          <table:table-cell table:style-name="ce41"/>
          <table:table-cell table:style-name="ce62"/>
          <table:table-cell table:style-name="ce71" table:number-columns-repeated="2"/>
          <table:table-cell table:style-name="ce77"/>
          <table:table-cell table:style-name="ce82"/>
          <table:table-cell table:style-name="ce27" table:number-columns-repeated="1009"/>
        </table:table-row>
        <table:table-row table:style-name="ro9" table:number-rows-repeated="19">
          <table:table-cell table:style-name="ce6" table:number-columns-repeated="7"/>
          <table:table-cell table:style-name="ce27"/>
          <table:table-cell table:style-name="ce31"/>
          <table:table-cell table:style-name="ce41"/>
          <table:table-cell table:style-name="ce62"/>
          <table:table-cell table:style-name="ce71" table:number-columns-repeated="2"/>
          <table:table-cell table:style-name="ce77"/>
          <table:table-cell table:style-name="ce82"/>
          <table:table-cell table:style-name="ce27" table:number-columns-repeated="1009"/>
        </table:table-row>
        <table:table-row table:style-name="ro9">
          <table:table-cell table:style-name="ce6" table:number-columns-repeated="7"/>
          <table:table-cell table:style-name="ce27"/>
          <table:table-cell table:style-name="ce31"/>
          <table:table-cell table:style-name="ce51"/>
          <table:table-cell table:style-name="ce62"/>
          <table:table-cell table:style-name="ce71" table:number-columns-repeated="2"/>
          <table:table-cell table:style-name="ce77"/>
          <table:table-cell table:style-name="ce82"/>
          <table:table-cell table:style-name="ce27" table:number-columns-repeated="1009"/>
        </table:table-row>
        <table:table-row table:style-name="ro9" table:number-rows-repeated="6">
          <table:table-cell table:style-name="ce6" table:number-columns-repeated="7"/>
          <table:table-cell table:style-name="ce27"/>
          <table:table-cell table:style-name="ce31"/>
          <table:table-cell table:style-name="ce41"/>
          <table:table-cell table:style-name="ce62"/>
          <table:table-cell table:style-name="ce71" table:number-columns-repeated="2"/>
          <table:table-cell table:style-name="ce77"/>
          <table:table-cell table:style-name="ce82"/>
          <table:table-cell table:style-name="ce27" table:number-columns-repeated="1009"/>
        </table:table-row>
        <table:table-row table:style-name="ro9">
          <table:table-cell table:style-name="ce6" table:number-columns-repeated="7"/>
          <table:table-cell table:style-name="ce27"/>
          <table:table-cell table:style-name="ce31"/>
          <table:table-cell table:style-name="ce52"/>
          <table:table-cell table:style-name="ce62"/>
          <table:table-cell table:style-name="ce71" table:number-columns-repeated="2"/>
          <table:table-cell table:style-name="ce77"/>
          <table:table-cell table:style-name="ce82"/>
          <table:table-cell table:style-name="ce27" table:number-columns-repeated="1009"/>
        </table:table-row>
        <table:table-row table:style-name="ro9" table:number-rows-repeated="21">
          <table:table-cell table:style-name="ce6" table:number-columns-repeated="7"/>
          <table:table-cell table:style-name="ce27"/>
          <table:table-cell table:style-name="ce31"/>
          <table:table-cell table:style-name="ce41"/>
          <table:table-cell table:style-name="ce62"/>
          <table:table-cell table:style-name="ce71" table:number-columns-repeated="2"/>
          <table:table-cell table:style-name="ce77"/>
          <table:table-cell table:style-name="ce82"/>
          <table:table-cell table:style-name="ce27" table:number-columns-repeated="1009"/>
        </table:table-row>
        <table:table-row table:style-name="ro9" table:number-rows-repeated="5">
          <table:table-cell table:style-name="ce6" table:number-columns-repeated="7"/>
          <table:table-cell table:style-name="ce27"/>
          <table:table-cell table:style-name="ce31"/>
          <table:table-cell table:style-name="ce52"/>
          <table:table-cell table:style-name="ce63"/>
          <table:table-cell table:style-name="ce72" table:number-columns-repeated="2"/>
          <table:table-cell table:style-name="ce75"/>
          <table:table-cell table:style-name="ce82"/>
          <table:table-cell table:style-name="ce27" table:number-columns-repeated="1009"/>
        </table:table-row>
        <table:table-row table:style-name="ro9">
          <table:table-cell table:style-name="ce6" table:number-columns-repeated="7"/>
          <table:table-cell table:style-name="ce27"/>
          <table:table-cell table:style-name="ce42"/>
          <table:table-cell table:style-name="ce53"/>
          <table:table-cell table:style-name="ce66"/>
          <table:table-cell table:style-name="ce73" table:number-columns-repeated="2"/>
          <table:table-cell table:style-name="ce78"/>
          <table:table-cell table:style-name="ce84"/>
          <table:table-cell table:style-name="ce27" table:number-columns-repeated="1009"/>
        </table:table-row>
        <table:table-row table:style-name="ro9">
          <table:table-cell table:style-name="ce6" table:number-columns-repeated="7"/>
          <table:table-cell table:style-name="ce27"/>
          <table:table-cell table:style-name="ce43"/>
          <table:table-cell table:style-name="ce54"/>
          <table:table-cell table:style-name="ce67"/>
          <table:table-cell table:style-name="ce74" table:number-columns-repeated="2"/>
          <table:table-cell table:style-name="ce79" table:number-columns-repeated="2"/>
          <table:table-cell table:style-name="ce27" table:number-columns-repeated="1009"/>
        </table:table-row>
        <table:table-row table:style-name="ro9">
          <table:table-cell table:style-name="ce6" table:number-columns-repeated="7"/>
          <table:table-cell table:style-name="ce27"/>
          <table:table-cell table:style-name="ce44" table:number-columns-spanned="7" table:number-rows-spanned="1"/>
          <table:covered-table-cell table:number-columns-repeated="6" table:style-name="ce44"/>
          <table:table-cell table:style-name="ce27" table:number-columns-repeated="1009"/>
        </table:table-row>
        <table:table-row table:style-name="ro10" table:number-rows-repeated="12">
          <table:table-cell table:number-columns-repeated="1024"/>
        </table:table-row>
        <table:table-row table:style-name="ro11" table:number-rows-repeated="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6" table:number-rows-repeated="47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0" table:number-rows-repeated="104753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1595'.$A$1" table:cell-range-address="$'1595'.$A$1:.$G$1036" table:range-usable-as="print-range"/>
          <table:named-range table:name="Excel_BuiltIn_Print_Titles" table:base-cell-address="$'1595'.$A$1" table:cell-range-address="$'1595'.$A$1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Tur" svg:font-family="'Arial Tu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min-integer-digits="1"/>
      <number:text> </number:text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20_20_-_20_Vurgu1_20_2" style:display-name="%20 - Vurgu1 2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1_20_2_20_2" style:display-name="%20 - Vurgu1 2 2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1_20_2_20_3" style:display-name="%20 - Vurgu1 2 3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1_20_3" style:display-name="%20 - Vurgu1 3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1_20_3_20_2" style:display-name="%20 - Vurgu1 3 2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1_20_3_20_3" style:display-name="%20 - Vurgu1 3 3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1_20_4" style:display-name="%20 - Vurgu1 4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1_20_4_20_2" style:display-name="%20 - Vurgu1 4 2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1_20_4_20_3" style:display-name="%20 - Vurgu1 4 3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2" style:display-name="%20 - Vurgu2 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2_20_2" style:display-name="%20 - Vurgu2 2 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2_20_3" style:display-name="%20 - Vurgu2 2 3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3" style:display-name="%20 - Vurgu2 3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3_20_2" style:display-name="%20 - Vurgu2 3 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3_20_3" style:display-name="%20 - Vurgu2 3 3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4" style:display-name="%20 - Vurgu2 4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4_20_2" style:display-name="%20 - Vurgu2 4 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4_20_3" style:display-name="%20 - Vurgu2 4 3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2" style:display-name="%20 - Vurgu3 2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2_20_2" style:display-name="%20 - Vurgu3 2 2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2_20_3" style:display-name="%20 - Vurgu3 2 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3" style:display-name="%20 - Vurgu3 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3_20_2" style:display-name="%20 - Vurgu3 3 2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3_20_3" style:display-name="%20 - Vurgu3 3 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4" style:display-name="%20 - Vurgu3 4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4_20_2" style:display-name="%20 - Vurgu3 4 2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4_20_3" style:display-name="%20 - Vurgu3 4 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2" style:display-name="%20 - Vurgu4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2_20_2" style:display-name="%20 - Vurgu4 2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2_20_3" style:display-name="%20 - Vurgu4 2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3" style:display-name="%20 - Vurgu4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3_20_2" style:display-name="%20 - Vurgu4 3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3_20_3" style:display-name="%20 - Vurgu4 3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4" style:display-name="%20 - Vurgu4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4_20_2" style:display-name="%20 - Vurgu4 4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4_20_3" style:display-name="%20 - Vurgu4 4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2" style:display-name="%20 - Vurgu5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2_20_2" style:display-name="%20 - Vurgu5 2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2_20_3" style:display-name="%20 - Vurgu5 2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3" style:display-name="%20 - Vurgu5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3_20_2" style:display-name="%20 - Vurgu5 3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3_20_3" style:display-name="%20 - Vurgu5 3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4" style:display-name="%20 - Vurgu5 4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4_20_2" style:display-name="%20 - Vurgu5 4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4_20_3" style:display-name="%20 - Vurgu5 4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2" style:display-name="%20 - Vurgu6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2_20_2" style:display-name="%20 - Vurgu6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2_20_3" style:display-name="%20 - Vurgu6 2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3" style:display-name="%20 - Vurgu6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3_20_2" style:display-name="%20 - Vurgu6 3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3_20_3" style:display-name="%20 - Vurgu6 3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4" style:display-name="%20 - Vurgu6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4_20_2" style:display-name="%20 - Vurgu6 4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4_20_3" style:display-name="%20 - Vurgu6 4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2" style:display-name="%40 - Vurgu1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2_20_2" style:display-name="%40 - Vurgu1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2_20_3" style:display-name="%40 - Vurgu1 2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3" style:display-name="%40 - Vurgu1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3_20_2" style:display-name="%40 - Vurgu1 3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3_20_3" style:display-name="%40 - Vurgu1 3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4" style:display-name="%40 - Vurgu1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4_20_2" style:display-name="%40 - Vurgu1 4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4_20_3" style:display-name="%40 - Vurgu1 4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2" style:display-name="%40 - Vurgu2 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2_20_2" style:display-name="%40 - Vurgu2 2 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2_20_3" style:display-name="%40 - Vurgu2 2 3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3" style:display-name="%40 - Vurgu2 3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3_20_2" style:display-name="%40 - Vurgu2 3 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3_20_3" style:display-name="%40 - Vurgu2 3 3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4" style:display-name="%40 - Vurgu2 4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4_20_2" style:display-name="%40 - Vurgu2 4 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4_20_3" style:display-name="%40 - Vurgu2 4 3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2" style:display-name="%40 - Vurgu3 2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2_20_2" style:display-name="%40 - Vurgu3 2 2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2_20_3" style:display-name="%40 - Vurgu3 2 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3" style:display-name="%40 - Vurgu3 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3_20_2" style:display-name="%40 - Vurgu3 3 2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3_20_3" style:display-name="%40 - Vurgu3 3 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4" style:display-name="%40 - Vurgu3 4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4_20_2" style:display-name="%40 - Vurgu3 4 2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4_20_3" style:display-name="%40 - Vurgu3 4 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2" style:display-name="%40 - Vurgu4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2_20_2" style:display-name="%40 - Vurgu4 2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2_20_3" style:display-name="%40 - Vurgu4 2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3" style:display-name="%40 - Vurgu4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3_20_2" style:display-name="%40 - Vurgu4 3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3_20_3" style:display-name="%40 - Vurgu4 3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4" style:display-name="%40 - Vurgu4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4_20_2" style:display-name="%40 - Vurgu4 4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4_20_3" style:display-name="%40 - Vurgu4 4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2" style:display-name="%40 - Vurgu5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2_20_2" style:display-name="%40 - Vurgu5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2_20_3" style:display-name="%40 - Vurgu5 2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3" style:display-name="%40 - Vurgu5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3_20_2" style:display-name="%40 - Vurgu5 3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3_20_3" style:display-name="%40 - Vurgu5 3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4" style:display-name="%40 - Vurgu5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4_20_2" style:display-name="%40 - Vurgu5 4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4_20_3" style:display-name="%40 - Vurgu5 4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2" style:display-name="%40 - Vurgu6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2_20_2" style:display-name="%40 - Vurgu6 2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2_20_3" style:display-name="%40 - Vurgu6 2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3" style:display-name="%40 - Vurgu6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3_20_2" style:display-name="%40 - Vurgu6 3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3_20_3" style:display-name="%40 - Vurgu6 3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4" style:display-name="%40 - Vurgu6 4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4_20_2" style:display-name="%40 - Vurgu6 4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4_20_3" style:display-name="%40 - Vurgu6 4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1_20_2" style:display-name="%60 - Vurgu1 2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1_20_3" style:display-name="%60 - Vurgu1 3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1_20_4" style:display-name="%60 - Vurgu1 4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2_20_2" style:display-name="%60 - Vurgu2 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2_20_3" style:display-name="%60 - Vurgu2 3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2_20_4" style:display-name="%60 - Vurgu2 4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3_20_2" style:display-name="%60 - Vurgu3 2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3_20_3" style:display-name="%60 - Vurgu3 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3_20_4" style:display-name="%60 - Vurgu3 4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4_20_2" style:display-name="%60 - Vurgu4 2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4_20_3" style:display-name="%60 - Vurgu4 3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4_20_4" style:display-name="%60 - Vurgu4 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5_20_2" style:display-name="%60 - Vurgu5 2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5_20_3" style:display-name="%60 - Vurgu5 3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5_20_4" style:display-name="%60 - Vurgu5 4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6_20_2" style:display-name="%60 - Vurgu6 2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6_20_3" style:display-name="%60 - Vurgu6 3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6_20_4" style:display-name="%60 - Vurgu6 4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na_20_Başlık_20_2" style:display-name="Ana Başlık 2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Ana_20_Başlık_20_3" style:display-name="Ana Başlık 3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Ana_20_Başlık_20_4" style:display-name="Ana Başlık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Açıklama_20_Metni_20_2" style:display-name="Açıklama Metni 2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Açıklama_20_Metni_20_3" style:display-name="Açıklama Metni 3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Açıklama_20_Metni_20_4" style:display-name="Açıklama Metni 4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Bağlı_20_Hücre_20_2" style:display-name="Bağlı Hücre 2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ğlı_20_Hücre_20_3" style:display-name="Bağlı Hücre 3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ğlı_20_Hücre_20_4" style:display-name="Bağlı Hücre 4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şlık_20_1_20_2" style:display-name="Başlık 1 2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Başlık_20_1_20_3" style:display-name="Başlık 1 3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Başlık_20_1_20_4" style:display-name="Başlık 1 4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Başlık_20_2_20_2" style:display-name="Başlık 2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Başlık_20_2_20_3" style:display-name="Başlık 2 3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Başlık_20_2_20_4" style:display-name="Başlık 2 4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Başlık_20_3_20_2" style:display-name="Başlık 3 2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Başlık_20_3_20_3" style:display-name="Başlık 3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Başlık_20_3_20_4" style:display-name="Başlık 3 4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Başlık_20_4_20_2" style:display-name="Başlık 4 2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Başlık_20_4_20_3" style:display-name="Başlık 4 3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Başlık_20_4_20_4" style:display-name="Başlık 4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omma_20_2" style:display-name="Comma 2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2_20_2" style:display-name="Comma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iriş_20_2" style:display-name="Giriş 2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iriş_20_3" style:display-name="Giriş 3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iriş_20_4" style:display-name="Giriş 4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saplama_20_2" style:display-name="Hesaplama 2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saplama_20_3" style:display-name="Hesaplama 3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saplama_20_4" style:display-name="Hesaplama 4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Kötü_20_2" style:display-name="Kötü 2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Kötü_20_3" style:display-name="Kötü 3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Kötü_20_4" style:display-name="Kötü 4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Tur" fo:font-family="'Arial Tu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00" style:display-name="Normal 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20_101" style:display-name="Normal 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20_102" style:display-name="Normal 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20_103" style:display-name="Normal 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20_104" style:display-name="Normal 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05" style:display-name="Normal 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05_20_2" style:display-name="Normal 10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10" style:display-name="Normal 11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11" style:display-name="Normal 11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2" style:display-name="Normal 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2_20_2" style:display-name="Normal 11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2_20_3" style:display-name="Normal 11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3" style:display-name="Normal 1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3_20_2" style:display-name="Normal 11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3_20_3" style:display-name="Normal 11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4" style:display-name="Normal 1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4_20_2" style:display-name="Normal 11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4_20_3" style:display-name="Normal 11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5" style:display-name="Normal 1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5_20_2" style:display-name="Normal 11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5_20_3" style:display-name="Normal 11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6" style:display-name="Normal 1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6_20_2" style:display-name="Normal 11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6_20_3" style:display-name="Normal 11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7" style:display-name="Normal 1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7_20_2" style:display-name="Normal 11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7_20_3" style:display-name="Normal 11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8" style:display-name="Normal 1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8_20_2" style:display-name="Normal 11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8_20_3" style:display-name="Normal 11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9" style:display-name="Normal 11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2_20_2" style:display-name="Normal 1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2_20_2_20_2" style:display-name="Normal 1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2_20_2_20_3" style:display-name="Normal 1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2_20_3" style:display-name="Normal 1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Tur" fo:font-family="'Arial Tu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3_20_2" style:display-name="Normal 1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3_20_2_20_2" style:display-name="Normal 1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3_20_2_20_3" style:display-name="Normal 13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3_20_3" style:display-name="Normal 1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4_20_2" style:display-name="Normal 1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4_20_2_20_2" style:display-name="Normal 1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4_20_2_20_3" style:display-name="Normal 14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Tur" fo:font-family="'Arial Tu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Tur" fo:font-family="'Arial Tu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6_20_2" style:display-name="Normal 1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6_20_2_20_2" style:display-name="Normal 16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6_20_2_20_3" style:display-name="Normal 16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Tur" fo:font-family="'Arial Tu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7_20_2" style:display-name="Normal 1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7_20_2_20_2" style:display-name="Normal 17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7_20_2_20_3" style:display-name="Normal 17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8_20_2" style:display-name="Normal 1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8_20_3" style:display-name="Normal 1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9_20_2" style:display-name="Normal 1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9_20_3" style:display-name="Normal 1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0" style:display-name="Normal 2 10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1" style:display-name="Normal 2 11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2" style:display-name="Normal 2 12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3" style:display-name="Normal 2 13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4" style:display-name="Normal 2 14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5" style:display-name="Normal 2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16" style:display-name="Normal 2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7" style:display-name="Normal 2 17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8" style:display-name="Normal 2 18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Tur" fo:font-family="'Arial Tu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10" style:display-name="Normal 2 4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11" style:display-name="Normal 2 4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2" style:display-name="Normal 2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2_20_2" style:display-name="Normal 2 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2_20_3" style:display-name="Normal 2 4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2_20_4" style:display-name="Normal 2 4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3" style:display-name="Normal 2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3_20_2" style:display-name="Normal 2 4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3_20_3" style:display-name="Normal 2 4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4" style:display-name="Normal 2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4_20_2" style:display-name="Normal 2 4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4_20_3" style:display-name="Normal 2 4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5" style:display-name="Normal 2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5_20_2" style:display-name="Normal 2 4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5_20_3" style:display-name="Normal 2 4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6" style:display-name="Normal 2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6_20_2" style:display-name="Normal 2 4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6_20_3" style:display-name="Normal 2 4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7" style:display-name="Normal 2 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7_20_2" style:display-name="Normal 2 4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7_20_3" style:display-name="Normal 2 4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8" style:display-name="Normal 2 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8_20_2" style:display-name="Normal 2 4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8_20_3" style:display-name="Normal 2 4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9" style:display-name="Normal 2 4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5_20_2" style:display-name="Normal 2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6" style:display-name="Normal 2 6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6_20_2" style:display-name="Normal 2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7" style:display-name="Normal 2 7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9" style:display-name="Normal 2 9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0_20_2" style:display-name="Normal 2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0_20_3" style:display-name="Normal 2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1_20_2" style:display-name="Normal 2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1_20_3" style:display-name="Normal 2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2_20_2" style:display-name="Normal 2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2_20_3" style:display-name="Normal 2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3_20_2" style:display-name="Normal 2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3_20_3" style:display-name="Normal 2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4" style:display-name="Normal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4_20_2" style:display-name="Normal 2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4_20_3" style:display-name="Normal 2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5" style:display-name="Normal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5_20_2" style:display-name="Normal 2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5_20_2_20_2" style:display-name="Normal 25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5_20_2_20_3" style:display-name="Normal 25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6" style:display-name="Normal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6_20_2" style:display-name="Normal 2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6_20_2_20_2" style:display-name="Normal 26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6_20_2_20_3" style:display-name="Normal 26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7" style:display-name="Normal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7_20_2" style:display-name="Normal 2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7_20_2_20_2" style:display-name="Normal 27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7_20_2_20_3" style:display-name="Normal 27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8" style:display-name="Normal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8_20_2" style:display-name="Normal 2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8_20_2_20_2" style:display-name="Normal 28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8_20_2_20_3" style:display-name="Normal 28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9" style:display-name="Normal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9_20_2" style:display-name="Normal 2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9_20_2_20_2" style:display-name="Normal 29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9_20_2_20_3" style:display-name="Normal 29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Tur" fo:font-family="'Arial Tu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7" style:display-name="Normal 3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0" style:display-name="Normal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0_20_2" style:display-name="Normal 3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0_20_3" style:display-name="Normal 3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1" style:display-name="Normal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1_20_2" style:display-name="Normal 3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1_20_3" style:display-name="Normal 3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2" style:display-name="Normal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2_20_2" style:display-name="Normal 3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2_20_3" style:display-name="Normal 3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3" style:display-name="Normal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3_20_2" style:display-name="Normal 3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3_20_3" style:display-name="Normal 3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4" style:display-name="Normal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4_20_2" style:display-name="Normal 3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4_20_3" style:display-name="Normal 3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5" style:display-name="Normal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5_20_2" style:display-name="Normal 3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5_20_3" style:display-name="Normal 3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6" style:display-name="Normal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6_20_2" style:display-name="Normal 3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6_20_3" style:display-name="Normal 3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7" style:display-name="Normal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7_20_2" style:display-name="Normal 3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7_20_3" style:display-name="Normal 3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8" style:display-name="Normal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8_20_2" style:display-name="Normal 3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8_20_3" style:display-name="Normal 3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9" style:display-name="Normal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9_20_2" style:display-name="Normal 3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9_20_3" style:display-name="Normal 3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10" style:display-name="Normal 4 3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10_20_2" style:display-name="Normal 4 3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10_20_3" style:display-name="Normal 4 3 1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11" style:display-name="Normal 4 3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12" style:display-name="Normal 4 3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13" style:display-name="Normal 4 3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10" style:display-name="Normal 4 3 2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11" style:display-name="Normal 4 3 2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2" style:display-name="Normal 4 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2_20_2" style:display-name="Normal 4 3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2_20_3" style:display-name="Normal 4 3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2_20_4" style:display-name="Normal 4 3 2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3" style:display-name="Normal 4 3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3_20_2" style:display-name="Normal 4 3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3_20_3" style:display-name="Normal 4 3 2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4" style:display-name="Normal 4 3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4_20_2" style:display-name="Normal 4 3 2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4_20_3" style:display-name="Normal 4 3 2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5" style:display-name="Normal 4 3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5_20_2" style:display-name="Normal 4 3 2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5_20_3" style:display-name="Normal 4 3 2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6" style:display-name="Normal 4 3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6_20_2" style:display-name="Normal 4 3 2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6_20_3" style:display-name="Normal 4 3 2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7" style:display-name="Normal 4 3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7_20_2" style:display-name="Normal 4 3 2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7_20_3" style:display-name="Normal 4 3 2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8" style:display-name="Normal 4 3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8_20_2" style:display-name="Normal 4 3 2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8_20_3" style:display-name="Normal 4 3 2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9" style:display-name="Normal 4 3 2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3" style:display-name="Normal 4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3_20_2" style:display-name="Normal 4 3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3_20_3" style:display-name="Normal 4 3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3_20_4" style:display-name="Normal 4 3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" style:display-name="Normal 4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10" style:display-name="Normal 4 3 4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11" style:display-name="Normal 4 3 4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2" style:display-name="Normal 4 3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2_20_2" style:display-name="Normal 4 3 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2_20_3" style:display-name="Normal 4 3 4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2_20_4" style:display-name="Normal 4 3 4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3" style:display-name="Normal 4 3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3_20_2" style:display-name="Normal 4 3 4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3_20_3" style:display-name="Normal 4 3 4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4" style:display-name="Normal 4 3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4_20_2" style:display-name="Normal 4 3 4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4_20_3" style:display-name="Normal 4 3 4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5" style:display-name="Normal 4 3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5_20_2" style:display-name="Normal 4 3 4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5_20_3" style:display-name="Normal 4 3 4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6" style:display-name="Normal 4 3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6_20_2" style:display-name="Normal 4 3 4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6_20_3" style:display-name="Normal 4 3 4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7" style:display-name="Normal 4 3 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7_20_2" style:display-name="Normal 4 3 4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7_20_3" style:display-name="Normal 4 3 4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8" style:display-name="Normal 4 3 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8_20_2" style:display-name="Normal 4 3 4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8_20_3" style:display-name="Normal 4 3 4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9" style:display-name="Normal 4 3 4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5" style:display-name="Normal 4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5_20_2" style:display-name="Normal 4 3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5_20_3" style:display-name="Normal 4 3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5_20_4" style:display-name="Normal 4 3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6" style:display-name="Normal 4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6_20_2" style:display-name="Normal 4 3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6_20_3" style:display-name="Normal 4 3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7" style:display-name="Normal 4 3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7_20_2" style:display-name="Normal 4 3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7_20_3" style:display-name="Normal 4 3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8" style:display-name="Normal 4 3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8_20_2" style:display-name="Normal 4 3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8_20_3" style:display-name="Normal 4 3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9" style:display-name="Normal 4 3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9_20_2" style:display-name="Normal 4 3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9_20_3" style:display-name="Normal 4 3 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0" style:display-name="Normal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0_20_2" style:display-name="Normal 4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0_20_3" style:display-name="Normal 4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1" style:display-name="Normal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1_20_2" style:display-name="Normal 4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1_20_3" style:display-name="Normal 4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2" style:display-name="Normal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2_20_2" style:display-name="Normal 4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2_20_3" style:display-name="Normal 4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3" style:display-name="Normal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3_20_2" style:display-name="Normal 4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3_20_3" style:display-name="Normal 4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4" style:display-name="Normal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4_20_2" style:display-name="Normal 4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4_20_3" style:display-name="Normal 4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5" style:display-name="Normal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5_20_2" style:display-name="Normal 4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5_20_3" style:display-name="Normal 4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6" style:display-name="Normal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6_20_2" style:display-name="Normal 4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6_20_3" style:display-name="Normal 4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7" style:display-name="Normal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7_20_2" style:display-name="Normal 4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7_20_3" style:display-name="Normal 4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8" style:display-name="Normal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8_20_2" style:display-name="Normal 4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8_20_3" style:display-name="Normal 4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9" style:display-name="Normal 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9_20_2" style:display-name="Normal 4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9_20_3" style:display-name="Normal 4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0" style:display-name="Normal 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0_20_2" style:display-name="Normal 5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0_20_3" style:display-name="Normal 5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1" style:display-name="Normal 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1_20_2" style:display-name="Normal 5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1_20_3" style:display-name="Normal 5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2" style:display-name="Normal 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2_20_2" style:display-name="Normal 5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2_20_3" style:display-name="Normal 5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3" style:display-name="Normal 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3_20_2" style:display-name="Normal 5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3_20_3" style:display-name="Normal 5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4" style:display-name="Normal 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4_20_2" style:display-name="Normal 5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4_20_3" style:display-name="Normal 5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5" style:display-name="Normal 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5_20_2" style:display-name="Normal 5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5_20_3" style:display-name="Normal 5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6" style:display-name="Normal 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6_20_2" style:display-name="Normal 5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6_20_3" style:display-name="Normal 5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7" style:display-name="Normal 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7_20_2" style:display-name="Normal 5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7_20_3" style:display-name="Normal 5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8" style:display-name="Normal 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8_20_2" style:display-name="Normal 5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8_20_3" style:display-name="Normal 5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9" style:display-name="Normal 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9_20_2" style:display-name="Normal 5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9_20_3" style:display-name="Normal 5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10" style:display-name="Normal 6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11" style:display-name="Normal 6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2_20_2" style:display-name="Normal 6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2_20_3" style:display-name="Normal 6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2_20_4" style:display-name="Normal 6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3_20_2" style:display-name="Normal 6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3_20_3" style:display-name="Normal 6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3_20_4" style:display-name="Normal 6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4_20_2" style:display-name="Normal 6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4_20_3" style:display-name="Normal 6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4_20_4" style:display-name="Normal 6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5_20_2" style:display-name="Normal 6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5_20_3" style:display-name="Normal 6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6_20_2" style:display-name="Normal 6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6_20_2_20_2" style:display-name="Normal 6 6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6_20_2_20_3" style:display-name="Normal 6 6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6_20_3" style:display-name="Normal 6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6_20_4" style:display-name="Normal 6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7" style:display-name="Normal 6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7_20_2" style:display-name="Normal 6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7_20_3" style:display-name="Normal 6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8" style:display-name="Normal 6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8_20_2" style:display-name="Normal 6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8_20_3" style:display-name="Normal 6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9" style:display-name="Normal 6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0" style:display-name="Normal 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0_20_2" style:display-name="Normal 6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0_20_3" style:display-name="Normal 6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1" style:display-name="Normal 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1_20_2" style:display-name="Normal 6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1_20_3" style:display-name="Normal 6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2" style:display-name="Normal 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2_20_2" style:display-name="Normal 6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2_20_3" style:display-name="Normal 6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3" style:display-name="Normal 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3_20_2" style:display-name="Normal 6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3_20_3" style:display-name="Normal 6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4" style:display-name="Normal 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5" style:display-name="Normal 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5_20_2" style:display-name="Normal 6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5_20_3" style:display-name="Normal 6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6" style:display-name="Normal 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6_20_2" style:display-name="Normal 6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6_20_3" style:display-name="Normal 6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7" style:display-name="Normal 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7_20_2" style:display-name="Normal 6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7_20_3" style:display-name="Normal 6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8" style:display-name="Normal 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8_20_2" style:display-name="Normal 6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8_20_3" style:display-name="Normal 6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9" style:display-name="Normal 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9_20_2" style:display-name="Normal 6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9_20_3" style:display-name="Normal 6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0" style:display-name="Normal 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0_20_2" style:display-name="Normal 7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0_20_3" style:display-name="Normal 7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1" style:display-name="Normal 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1_20_2" style:display-name="Normal 7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1_20_3" style:display-name="Normal 7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2" style:display-name="Normal 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2_20_2" style:display-name="Normal 7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2_20_3" style:display-name="Normal 7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3" style:display-name="Normal 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3_20_2" style:display-name="Normal 7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3_20_3" style:display-name="Normal 7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4" style:display-name="Normal 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4_20_2" style:display-name="Normal 7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4_20_3" style:display-name="Normal 7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5" style:display-name="Normal 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5_20_2" style:display-name="Normal 7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5_20_3" style:display-name="Normal 7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6" style:display-name="Normal 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6_20_2" style:display-name="Normal 7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6_20_3" style:display-name="Normal 7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7" style:display-name="Normal 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7_20_2" style:display-name="Normal 7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7_20_3" style:display-name="Normal 7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8" style:display-name="Normal 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8_20_2" style:display-name="Normal 7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8_20_3" style:display-name="Normal 7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9" style:display-name="Normal 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9_20_2" style:display-name="Normal 7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9_20_3" style:display-name="Normal 7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0" style:display-name="Normal 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0_20_2" style:display-name="Normal 8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0_20_3" style:display-name="Normal 8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1" style:display-name="Normal 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1_20_2" style:display-name="Normal 8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1_20_3" style:display-name="Normal 8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2" style:display-name="Normal 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2_20_2" style:display-name="Normal 8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2_20_3" style:display-name="Normal 8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3" style:display-name="Normal 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3_20_2" style:display-name="Normal 8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3_20_3" style:display-name="Normal 8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4" style:display-name="Normal 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4_20_2" style:display-name="Normal 8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4_20_3" style:display-name="Normal 8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5" style:display-name="Normal 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5_20_2" style:display-name="Normal 8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5_20_3" style:display-name="Normal 8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6" style:display-name="Normal 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6_20_2" style:display-name="Normal 8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6_20_3" style:display-name="Normal 8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7" style:display-name="Normal 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7_20_2" style:display-name="Normal 8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7_20_3" style:display-name="Normal 8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8" style:display-name="Normal 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8_20_2" style:display-name="Normal 8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8_20_3" style:display-name="Normal 8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9" style:display-name="Normal 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9_20_2" style:display-name="Normal 8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9_20_3" style:display-name="Normal 8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_20_2_20_2" style:display-name="Normal 9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_20_2_20_3" style:display-name="Normal 9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_20_3" style:display-name="Normal 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0" style:display-name="Normal 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0_20_2" style:display-name="Normal 9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0_20_3" style:display-name="Normal 9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1" style:display-name="Normal 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1_20_2" style:display-name="Normal 9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1_20_3" style:display-name="Normal 9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2" style:display-name="Normal 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2_20_2" style:display-name="Normal 9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2_20_3" style:display-name="Normal 9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3" style:display-name="Normal 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3_20_2" style:display-name="Normal 9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3_20_3" style:display-name="Normal 9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4" style:display-name="Normal 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4_20_2" style:display-name="Normal 9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4_20_3" style:display-name="Normal 9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5" style:display-name="Normal 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5_20_2" style:display-name="Normal 9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5_20_3" style:display-name="Normal 9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6" style:display-name="Normal 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6_20_2" style:display-name="Normal 9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6_20_3" style:display-name="Normal 9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7" style:display-name="Normal 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7_20_2" style:display-name="Normal 9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7_20_3" style:display-name="Normal 9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8" style:display-name="Normal 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8_20_2" style:display-name="Normal 9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8_20_3" style:display-name="Normal 9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9" style:display-name="Normal 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5f_tarihsel_5f_gelisim_5f_yerl_5f_yeri_20__28_1_29_" style:display-name="Normal_tarihsel_gelisim_yerl_yeri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XII-12A_5f_Ulashaber-12" style:display-name="Normal_XII-12A_Ulashaber-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XII-12B_5f_Ulashaber-12" style:display-name="Normal_XII-12B_Ulashaber-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_20_2" style:display-name="Not 2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_20_3" style:display-name="Not 3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_20_4" style:display-name="Not 4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ötr_20_2" style:display-name="Nötr 2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ötr_20_3" style:display-name="Nötr 3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ötr_20_4" style:display-name="Nötr 4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il_20_1" style:display-name="St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oplam_20_2" style:display-name="Toplam 2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plam_20_3" style:display-name="Toplam 3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plam_20_4" style:display-name="Toplam 4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Uyarı_20_Metni_20_2" style:display-name="Uyarı Metni 2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Uyarı_20_Metni_20_3" style:display-name="Uyarı Metni 3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Uyarı_20_Metni_20_4" style:display-name="Uyarı Metni 4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1_20_2" style:display-name="Vurgu1 2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1_20_3" style:display-name="Vurgu1 3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1_20_4" style:display-name="Vurgu1 4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2_20_2" style:display-name="Vurgu2 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2_20_3" style:display-name="Vurgu2 3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2_20_4" style:display-name="Vurgu2 4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3_20_2" style:display-name="Vurgu3 2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3_20_3" style:display-name="Vurgu3 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3_20_4" style:display-name="Vurgu3 4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4_20_2" style:display-name="Vurgu4 2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4_20_3" style:display-name="Vurgu4 3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4_20_4" style:display-name="Vurgu4 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5_20_2" style:display-name="Vurgu5 2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5_20_3" style:display-name="Vurgu5 3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5_20_4" style:display-name="Vurgu5 4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6_20_2" style:display-name="Vurgu6 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6_20_3" style:display-name="Vurgu6 3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6_20_4" style:display-name="Vurgu6 4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Çıkış_20_2" style:display-name="Çıkış 2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Çıkış_20_3" style:display-name="Çıkış 3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Çıkış_20_4" style:display-name="Çıkış 4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İyi_20_2" style:display-name="İyi 2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İyi_20_3" style:display-name="İyi 3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İyi_20_4" style:display-name="İyi 4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İşaretli_20_Hücre_20_2" style:display-name="İşaretli Hücre 2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İşaretli_20_Hücre_20_3" style:display-name="İşaretli Hücre 3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İşaretli_20_Hücre_20_4" style:display-name="İşaretli Hücre 4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65.2pt" fo:margin-bottom="22.71pt" fo:margin-left="56.69pt" fo:margin-right="56.69pt" style:first-page-number="continue" style:scale-to="98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28.6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595" style:display-name="PageStyle_1595" style:page-layout-name="Mpm3">
      <style:header style:display="false"/>
      <style:header-left style:display="false"/>
      <style:foo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2413037150</meta:initial-creator>
    <meta:creation-date>2014-03-04T16:19:42</meta:creation-date>
    <dc:date>2017-11-26T17:37:42.223816867</dc:date>
    <meta:print-date>2017-02-08T11:41:28</meta:print-date>
    <meta:editing-cycles>2</meta:editing-cycles>
    <meta:editing-duration>PT12M29S</meta:editing-duration>
    <meta:document-statistic meta:table-count="1" meta:cell-count="502" meta:object-count="0"/>
    <meta:generator>LibreOffice/5.1.2.2$Linux_X86_64 LibreOffice_project/10m0$Build-2</meta:generator>
  </office:meta>
</office:document-meta>
</file>